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25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1925in"/>
    </style:style>
    <style:style style:name="co8" style:family="table-column">
      <style:table-column-properties fo:break-before="auto" style:column-width="2.0319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2.0882in"/>
    </style:style>
    <style:style style:name="co12" style:family="table-column">
      <style:table-column-properties fo:break-before="auto" style:column-width="2.3701in"/>
    </style:style>
    <style:style style:name="co13" style:family="table-column">
      <style:table-column-properties fo:break-before="auto" style:column-width="1.1484in"/>
    </style:style>
    <style:style style:name="co14" style:family="table-column">
      <style:table-column-properties fo:break-before="auto" style:column-width="5.1693in"/>
    </style:style>
    <style:style style:name="co15" style:family="table-column">
      <style:table-column-properties fo:break-before="auto" style:column-width="5.9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table:style-name="ce1" table:formula="of:=DEC2HEX([.E3];2)" office:value-type="string" office:string-value="0A">
            <text:p>0A</text:p>
          </table:table-cell>
          <table:table-cell table:style-name="ce1" table:formula="of:=DEC2HEX([.F3];2)" office:value-type="string" office:string-value="02">
            <text:p>02</text:p>
          </table:table-cell>
          <table:table-cell table:style-name="ce1" table:formula="of:=DEC2HEX([.G3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4];2)" office:value-type="string" office:string-value="0D">
            <text:p>0D</text:p>
          </table:table-cell>
          <table:table-cell table:style-name="ce1" table:formula="of:=DEC2HEX([.F4];2)" office:value-type="string" office:string-value="02">
            <text:p>02</text:p>
          </table:table-cell>
          <table:table-cell table:style-name="ce1" table:formula="of:=DEC2HEX([.G4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style-name="ce1" table:formula="of:=DEC2HEX([.E5];2)" office:value-type="string" office:string-value="0E">
            <text:p>0E</text:p>
          </table:table-cell>
          <table:table-cell table:style-name="ce1" table:formula="of:=DEC2HEX([.F5];2)" office:value-type="string" office:string-value="02">
            <text:p>02</text:p>
          </table:table-cell>
          <table:table-cell table:style-name="ce1" table:formula="of:=DEC2HEX([.G5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/>
          <table:table-cell table:style-name="ce1" table:formula="of:=DEC2HEX([.E6];2)" office:value-type="string" office:string-value="0E">
            <text:p>0E</text:p>
          </table:table-cell>
          <table:table-cell table:style-name="ce1" table:formula="of:=DEC2HEX([.F6];2)" office:value-type="string" office:string-value="02">
            <text:p>02</text:p>
          </table:table-cell>
          <table:table-cell table:style-name="ce1" table:formula="of:=DEC2HEX([.G6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7];2)" office:value-type="string" office:string-value="0E">
            <text:p>0E</text:p>
          </table:table-cell>
          <table:table-cell table:style-name="ce1" table:formula="of:=DEC2HEX([.F7];2)" office:value-type="string" office:string-value="02">
            <text:p>02</text:p>
          </table:table-cell>
          <table:table-cell table:style-name="ce1" table:formula="of:=DEC2HEX([.G7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table:style-name="ce1" table:formula="of:=DEC2HEX([.E8];2)" office:value-type="string" office:string-value="11">
            <text:p>11</text:p>
          </table:table-cell>
          <table:table-cell table:style-name="ce1" table:formula="of:=DEC2HEX([.F8];2)" office:value-type="string" office:string-value="02">
            <text:p>02</text:p>
          </table:table-cell>
          <table:table-cell table:style-name="ce1" table:formula="of:=DEC2HEX([.G8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style-name="ce1" table:formula="of:=DEC2HEX([.E9];2)" office:value-type="string" office:string-value="0F">
            <text:p>0F</text:p>
          </table:table-cell>
          <table:table-cell table:style-name="ce1" table:formula="of:=DEC2HEX([.F9];2)" office:value-type="string" office:string-value="02">
            <text:p>02</text:p>
          </table:table-cell>
          <table:table-cell table:style-name="ce1" table:formula="of:=DEC2HEX([.G9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0];2)" office:value-type="string" office:string-value="16">
            <text:p>16</text:p>
          </table:table-cell>
          <table:table-cell table:style-name="ce1" table:formula="of:=DEC2HEX([.F10];2)" office:value-type="string" office:string-value="03">
            <text:p>03</text:p>
          </table:table-cell>
          <table:table-cell table:style-name="ce1" table:formula="of:=DEC2HEX([.G10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11];2)" office:value-type="string" office:string-value="0D">
            <text:p>0D</text:p>
          </table:table-cell>
          <table:table-cell table:style-name="ce1" table:formula="of:=DEC2HEX([.F11];2)" office:value-type="string" office:string-value="03">
            <text:p>03</text:p>
          </table:table-cell>
          <table:table-cell table:style-name="ce1" table:formula="of:=DEC2HEX([.G11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table:style-name="ce1" table:formula="of:=DEC2HEX([.E12];2)" office:value-type="string" office:string-value="0E">
            <text:p>0E</text:p>
          </table:table-cell>
          <table:table-cell table:style-name="ce1" table:formula="of:=DEC2HEX([.F12];2)" office:value-type="string" office:string-value="02">
            <text:p>02</text:p>
          </table:table-cell>
          <table:table-cell table:style-name="ce1" table:formula="of:=DEC2HEX([.G12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13];2)" office:value-type="string" office:string-value="17">
            <text:p>17</text:p>
          </table:table-cell>
          <table:table-cell table:style-name="ce1" table:formula="of:=DEC2HEX([.F13];2)" office:value-type="string" office:string-value="02">
            <text:p>02</text:p>
          </table:table-cell>
          <table:table-cell table:style-name="ce1" table:formula="of:=DEC2HEX([.G13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table:style-name="ce1" table:formula="of:=DEC2HEX([.E14];2)" office:value-type="string" office:string-value="13">
            <text:p>13</text:p>
          </table:table-cell>
          <table:table-cell table:style-name="ce1" table:formula="of:=DEC2HEX([.F14];2)" office:value-type="string" office:string-value="02">
            <text:p>02</text:p>
          </table:table-cell>
          <table:table-cell table:style-name="ce1" table:formula="of:=DEC2HEX([.G14];2)" office:value-type="string" office:string-value="16">
            <text:p>16</text:p>
          </table:table-cell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5];2)" office:value-type="string" office:string-value="11">
            <text:p>11</text:p>
          </table:table-cell>
          <table:table-cell table:style-name="ce1" table:formula="of:=DEC2HEX([.F15];2)" office:value-type="string" office:string-value="02">
            <text:p>02</text:p>
          </table:table-cell>
          <table:table-cell table:style-name="ce1" table:formula="of:=DEC2HEX([.G15];2)" office:value-type="string" office:string-value="1D">
            <text:p>1D</text:p>
          </table:table-cell>
        </table:table-row>
        <table:table-row table:style-name="ro1">
          <table:table-cell office:value-type="string">
            <text:p>---</text:p>
          </table:table-cell>
          <table:table-cell table:number-columns-repeated="10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7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7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7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7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7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7"/>
        </table:table-row>
        <table:table-row table:style-name="ro1">
          <table:table-cell office:value-type="string">
            <text:p>0x0008</text:p>
          </table:table-cell>
          <table:table-cell table:number-columns-repeated="10"/>
        </table:table-row>
        <table:table-row table:style-name="ro1">
          <table:table-cell office:value-type="string">
            <text:p>0x0009</text:p>
          </table:table-cell>
          <table:table-cell table:number-columns-repeated="10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7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7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7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7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7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7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7"/>
        </table:table-row>
        <table:table-row table:style-name="ro1">
          <table:table-cell office:value-type="string">
            <text:p>0x0011</text:p>
          </table:table-cell>
          <table:table-cell table:number-columns-repeated="10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7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7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7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7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7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7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7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7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7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7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7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7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table:number-columns-repeated="7"/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7"/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table:number-columns-repeated="7"/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7"/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table:number-columns-repeated="7"/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7"/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7"/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7"/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7"/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7"/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7"/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7"/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7"/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7"/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7"/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7"/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7"/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7"/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7"/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7"/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7"/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table:number-columns-repeated="7"/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table:number-columns-repeated="7"/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table:number-columns-repeated="7"/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table:number-columns-repeated="7"/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table:number-columns-repeated="7"/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table:number-columns-repeated="7"/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table:number-columns-repeated="7"/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table:number-columns-repeated="7"/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table:number-columns-repeated="7"/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table:number-columns-repeated="7"/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table:number-columns-repeated="7"/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table:number-columns-repeated="7"/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table:number-columns-repeated="7"/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table:number-columns-repeated="7"/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table:number-columns-repeated="7"/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table:number-columns-repeated="7"/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table:number-columns-repeated="7"/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1K</text:p>
          </table:table-cell>
          <table:table-cell table:number-columns-repeated="7"/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1KP</text:p>
          </table:table-cell>
          <table:table-cell table:number-columns-repeated="7"/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table:number-columns-repeated="7"/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table:number-columns-repeated="7"/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table:number-columns-repeated="7"/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7"/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7"/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7"/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7"/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7"/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7"/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7"/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7"/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7"/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7"/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7"/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7"/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7"/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7"/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7"/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7"/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7"/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7"/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7"/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7"/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7"/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7"/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7"/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7"/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7"/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table:number-columns-repeated="7"/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7"/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table:number-columns-repeated="7"/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7"/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table:number-columns-repeated="7"/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table:number-columns-repeated="7"/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7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7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7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7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7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7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7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7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7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7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7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7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7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7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7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7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7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7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7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7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7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7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7"/>
        </table:table-row>
      </table:table>
      <table:table table:name="Sheet1_2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4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office:value-type="string">
            <text:p>DAMAGE</text:p>
          </table:table-cell>
          <table:table-cell office:value-type="string">
            <text:p>FRAME DIS ON HIT</text:p>
          </table:table-cell>
          <table:table-cell office:value-type="string">
            <text:p>FRAME DIS ON BLOCK</text:p>
          </table:table-cell>
          <table:table-cell office:value-type="string">
            <text:p>HIT LEVEL</text:p>
          </table:table-cell>
          <table:table-cell table:number-columns-repeated="3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10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10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10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10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10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10"/>
        </table:table-row>
        <table:table-row table:style-name="ro1">
          <table:table-cell office:value-type="string">
            <text:p>0x0008</text:p>
          </table:table-cell>
          <table:table-cell table:number-columns-repeated="13"/>
        </table:table-row>
        <table:table-row table:style-name="ro1">
          <table:table-cell office:value-type="string">
            <text:p>0x0009</text:p>
          </table:table-cell>
          <table:table-cell table:number-columns-repeated="13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10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10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10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10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10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10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10"/>
        </table:table-row>
        <table:table-row table:style-name="ro1">
          <table:table-cell office:value-type="string">
            <text:p>0x0011</text:p>
          </table:table-cell>
          <table:table-cell table:number-columns-repeated="13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10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10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10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10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10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10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10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10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10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10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10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10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P</text:p>
          </table:table-cell>
          <table:table-cell table:style-name="ce3" table:formula="of:=DEC2HEX([.E41];2)" office:value-type="string" office:string-value="0A">
            <text:p>0A</text:p>
          </table:table-cell>
          <table:table-cell table:style-name="ce3" table:formula="of:=DEC2HEX([.F41];2)" office:value-type="string" office:string-value="02">
            <text:p>02</text:p>
          </table:table-cell>
          <table:table-cell table:style-name="ce3" table:formula="of:=DEC2HEX([.G41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MP</text:p>
          </table:table-cell>
          <table:table-cell table:style-name="ce3" table:formula="of:=DEC2HEX([.E42];2)" office:value-type="string" office:string-value="0D">
            <text:p>0D</text:p>
          </table:table-cell>
          <table:table-cell table:style-name="ce3" table:formula="of:=DEC2HEX([.F42];2)" office:value-type="string" office:string-value="02">
            <text:p>02</text:p>
          </table:table-cell>
          <table:table-cell table:style-name="ce3" table:formula="of:=DEC2HEX([.G42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P</text:p>
          </table:table-cell>
          <table:table-cell table:style-name="ce3" table:formula="of:=DEC2HEX([.E43];2)" office:value-type="string" office:string-value="0E">
            <text:p>0E</text:p>
          </table:table-cell>
          <table:table-cell table:style-name="ce3" table:formula="of:=DEC2HEX([.F43];2)" office:value-type="string" office:string-value="02">
            <text:p>02</text:p>
          </table:table-cell>
          <table:table-cell table:style-name="ce3" table:formula="of:=DEC2HEX([.G43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CR</text:p>
          </table:table-cell>
          <table:table-cell office:value-type="float" office:value="12">
            <text:p>12</text:p>
          </table:table-cell>
          <table:table-cell office:value-type="string">
            <text:p>HK</text:p>
          </table:table-cell>
          <table:table-cell table:style-name="ce3" table:formula="of:=DEC2HEX([.E44];2)" office:value-type="string" office:string-value="0E">
            <text:p>0E</text:p>
          </table:table-cell>
          <table:table-cell table:style-name="ce3" table:formula="of:=DEC2HEX([.F44];2)" office:value-type="string" office:string-value="02">
            <text:p>02</text:p>
          </table:table-cell>
          <table:table-cell table:style-name="ce3" table:formula="of:=DEC2HEX([.G44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string">
            <text:p>MK</text:p>
          </table:table-cell>
          <table:table-cell table:style-name="ce3" table:formula="of:=DEC2HEX([.E45];2)" office:value-type="string" office:string-value="0E">
            <text:p>0E</text:p>
          </table:table-cell>
          <table:table-cell table:style-name="ce3" table:formula="of:=DEC2HEX([.F45];2)" office:value-type="string" office:string-value="02">
            <text:p>02</text:p>
          </table:table-cell>
          <table:table-cell table:style-name="ce3" table:formula="of:=DEC2HEX([.G45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LK</text:p>
          </table:table-cell>
          <table:table-cell table:style-name="ce3" table:formula="of:=DEC2HEX([.E46];2)" office:value-type="string" office:string-value="11">
            <text:p>11</text:p>
          </table:table-cell>
          <table:table-cell table:style-name="ce3" table:formula="of:=DEC2HEX([.F46];2)" office:value-type="string" office:string-value="02">
            <text:p>02</text:p>
          </table:table-cell>
          <table:table-cell table:style-name="ce3" table:formula="of:=DEC2HEX([.G46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4"/>
          <table:table-cell table:style-name="ce3" table:formula="of:=DEC2HEX([.E47];2)" office:value-type="string" office:string-value="0F">
            <text:p>0F</text:p>
          </table:table-cell>
          <table:table-cell table:style-name="ce3" table:formula="of:=DEC2HEX([.F47];2)" office:value-type="string" office:string-value="02">
            <text:p>02</text:p>
          </table:table-cell>
          <table:table-cell table:style-name="ce3" table:formula="of:=DEC2HEX([.G47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48];2)" office:value-type="string" office:string-value="16">
            <text:p>16</text:p>
          </table:table-cell>
          <table:table-cell table:style-name="ce3" table:formula="of:=DEC2HEX([.F48];2)" office:value-type="string" office:string-value="03">
            <text:p>03</text:p>
          </table:table-cell>
          <table:table-cell table:style-name="ce3" table:formula="of:=DEC2HEX([.G48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49];2)" office:value-type="string" office:string-value="0D">
            <text:p>0D</text:p>
          </table:table-cell>
          <table:table-cell table:style-name="ce3" table:formula="of:=DEC2HEX([.F49];2)" office:value-type="string" office:string-value="03">
            <text:p>03</text:p>
          </table:table-cell>
          <table:table-cell table:style-name="ce3" table:formula="of:=DEC2HEX([.G49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50];2)" office:value-type="string" office:string-value="0E">
            <text:p>0E</text:p>
          </table:table-cell>
          <table:table-cell table:style-name="ce3" table:formula="of:=DEC2HEX([.F50];2)" office:value-type="string" office:string-value="02">
            <text:p>02</text:p>
          </table:table-cell>
          <table:table-cell table:style-name="ce3" table:formula="of:=DEC2HEX([.G50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51];2)" office:value-type="string" office:string-value="17">
            <text:p>17</text:p>
          </table:table-cell>
          <table:table-cell table:style-name="ce3" table:formula="of:=DEC2HEX([.F51];2)" office:value-type="string" office:string-value="02">
            <text:p>02</text:p>
          </table:table-cell>
          <table:table-cell table:style-name="ce3" table:formula="of:=DEC2HEX([.G51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52];2)" office:value-type="string" office:string-value="13">
            <text:p>13</text:p>
          </table:table-cell>
          <table:table-cell table:style-name="ce3" table:formula="of:=DEC2HEX([.F52];2)" office:value-type="string" office:string-value="02">
            <text:p>02</text:p>
          </table:table-cell>
          <table:table-cell table:style-name="ce3" table:formula="of:=DEC2HEX([.G52];2)" office:value-type="string" office:string-value="16">
            <text:p>16</text:p>
          </table:table-cell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3"/>
          <table:table-cell table:style-name="ce3" table:formula="of:=DEC2HEX([.E53];2)" office:value-type="string" office:string-value="1E">
            <text:p>1E</text:p>
          </table:table-cell>
          <table:table-cell table:style-name="ce3" table:formula="of:=DEC2HEX([.F53];2)" office:value-type="string" office:string-value="02">
            <text:p>02</text:p>
          </table:table-cell>
          <table:table-cell table:style-name="ce3" table:formula="of:=DEC2HEX([.G53];2)" office:value-type="string" office:string-value="1C">
            <text:p>1C</text:p>
          </table:table-cell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3"/>
          <table:table-cell table:number-columns-repeated="4"/>
          <table:table-cell table:style-name="ce3" table:formula="of:=DEC2HEX([.E54];2)" office:value-type="string" office:string-value="00">
            <text:p>00</text:p>
          </table:table-cell>
          <table:table-cell table:style-name="ce3" table:formula="of:=DEC2HEX([.F54];2)" office:value-type="string" office:string-value="00">
            <text:p>00</text:p>
          </table:table-cell>
          <table:table-cell table:style-name="ce3" table:formula="of:=DEC2HEX([.G54];2)" office:value-type="string" office:string-value="00">
            <text:p>00</text:p>
          </table:table-cell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3"/>
          <table:table-cell table:number-columns-repeated="4"/>
          <table:table-cell table:style-name="ce3" table:formula="of:=DEC2HEX([.E56];2)" office:value-type="string" office:string-value="00">
            <text:p>00</text:p>
          </table:table-cell>
          <table:table-cell table:style-name="ce3" table:formula="of:=DEC2HEX([.F56];2)" office:value-type="string" office:string-value="00">
            <text:p>00</text:p>
          </table:table-cell>
          <table:table-cell table:style-name="ce3" table:formula="of:=DEC2HEX([.G56];2)" office:value-type="string" office:string-value="00">
            <text:p>00</text:p>
          </table:table-cell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number-columns-repeated="3"/>
          <table:table-cell table:style-name="ce3" table:formula="of:=DEC2HEX([.E57];2)" office:value-type="string" office:string-value="10">
            <text:p>10</text:p>
          </table:table-cell>
          <table:table-cell table:style-name="ce3" table:formula="of:=DEC2HEX([.F57];2)" office:value-type="string" office:string-value="02">
            <text:p>02</text:p>
          </table:table-cell>
          <table:table-cell table:style-name="ce3" table:formula="of:=DEC2HEX([.G57];2)" office:value-type="string" office:string-value="19">
            <text:p>19</text:p>
          </table:table-cell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3"/>
          <table:table-cell table:number-columns-repeated="4"/>
          <table:table-cell table:style-name="ce3" table:formula="of:=DEC2HEX([.E58];2)" office:value-type="string" office:string-value="00">
            <text:p>00</text:p>
          </table:table-cell>
          <table:table-cell table:style-name="ce3" table:formula="of:=DEC2HEX([.F58];2)" office:value-type="string" office:string-value="00">
            <text:p>00</text:p>
          </table:table-cell>
          <table:table-cell table:style-name="ce3" table:formula="of:=DEC2HEX([.G58];2)" office:value-type="string" office:string-value="00">
            <text:p>00</text:p>
          </table:table-cell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3"/>
          <table:table-cell table:number-columns-repeated="4"/>
          <table:table-cell table:style-name="ce3" table:formula="of:=DEC2HEX([.E59];2)" office:value-type="string" office:string-value="00">
            <text:p>00</text:p>
          </table:table-cell>
          <table:table-cell table:style-name="ce3" table:formula="of:=DEC2HEX([.F59];2)" office:value-type="string" office:string-value="00">
            <text:p>00</text:p>
          </table:table-cell>
          <table:table-cell table:style-name="ce3" table:formula="of:=DEC2HEX([.G59];2)" office:value-type="string" office:string-value="00">
            <text:p>00</text:p>
          </table:table-cell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3"/>
          <table:table-cell table:number-columns-repeated="4"/>
          <table:table-cell table:style-name="ce3" table:formula="of:=DEC2HEX([.E60];2)" office:value-type="string" office:string-value="00">
            <text:p>00</text:p>
          </table:table-cell>
          <table:table-cell table:style-name="ce3" table:formula="of:=DEC2HEX([.F60];2)" office:value-type="string" office:string-value="00">
            <text:p>00</text:p>
          </table:table-cell>
          <table:table-cell table:style-name="ce3" table:formula="of:=DEC2HEX([.G60];2)" office:value-type="string" office:string-value="00">
            <text:p>00</text:p>
          </table:table-cell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3"/>
          <table:table-cell table:number-columns-repeated="4"/>
          <table:table-cell table:style-name="ce3" table:formula="of:=DEC2HEX([.E61];2)" office:value-type="string" office:string-value="00">
            <text:p>00</text:p>
          </table:table-cell>
          <table:table-cell table:style-name="ce3" table:formula="of:=DEC2HEX([.F61];2)" office:value-type="string" office:string-value="00">
            <text:p>00</text:p>
          </table:table-cell>
          <table:table-cell table:style-name="ce3" table:formula="of:=DEC2HEX([.G61];2)" office:value-type="string" office:string-value="00">
            <text:p>00</text:p>
          </table:table-cell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3"/>
          <table:table-cell table:number-columns-repeated="4"/>
          <table:table-cell table:style-name="ce3" table:formula="of:=DEC2HEX([.E62];2)" office:value-type="string" office:string-value="00">
            <text:p>00</text:p>
          </table:table-cell>
          <table:table-cell table:style-name="ce3" table:formula="of:=DEC2HEX([.F62];2)" office:value-type="string" office:string-value="00">
            <text:p>00</text:p>
          </table:table-cell>
          <table:table-cell table:style-name="ce3" table:formula="of:=DEC2HEX([.G62];2)" office:value-type="string" office:string-value="00">
            <text:p>00</text:p>
          </table:table-cell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3"/>
          <table:table-cell table:number-columns-repeated="4"/>
          <table:table-cell table:style-name="ce3" table:formula="of:=DEC2HEX([.E63];2)" office:value-type="string" office:string-value="00">
            <text:p>00</text:p>
          </table:table-cell>
          <table:table-cell table:style-name="ce3" table:formula="of:=DEC2HEX([.F63];2)" office:value-type="string" office:string-value="00">
            <text:p>00</text:p>
          </table:table-cell>
          <table:table-cell table:style-name="ce3" table:formula="of:=DEC2HEX([.G63];2)" office:value-type="string" office:string-value="00">
            <text:p>00</text:p>
          </table:table-cell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3"/>
          <table:table-cell table:number-columns-repeated="4"/>
          <table:table-cell table:style-name="ce3" table:formula="of:=DEC2HEX([.E64];2)" office:value-type="string" office:string-value="00">
            <text:p>00</text:p>
          </table:table-cell>
          <table:table-cell table:style-name="ce3" table:formula="of:=DEC2HEX([.F64];2)" office:value-type="string" office:string-value="00">
            <text:p>00</text:p>
          </table:table-cell>
          <table:table-cell table:style-name="ce3" table:formula="of:=DEC2HEX([.G64];2)" office:value-type="string" office:string-value="00">
            <text:p>00</text:p>
          </table:table-cell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3"/>
          <table:table-cell table:number-columns-repeated="4"/>
          <table:table-cell table:style-name="ce3" table:formula="of:=DEC2HEX([.E65];2)" office:value-type="string" office:string-value="00">
            <text:p>00</text:p>
          </table:table-cell>
          <table:table-cell table:style-name="ce3" table:formula="of:=DEC2HEX([.F65];2)" office:value-type="string" office:string-value="00">
            <text:p>00</text:p>
          </table:table-cell>
          <table:table-cell table:style-name="ce3" table:formula="of:=DEC2HEX([.G65];2)" office:value-type="string" office:string-value="00">
            <text:p>00</text:p>
          </table:table-cell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3"/>
          <table:table-cell table:number-columns-repeated="4"/>
          <table:table-cell table:style-name="ce3" table:formula="of:=DEC2HEX([.E66];2)" office:value-type="string" office:string-value="00">
            <text:p>00</text:p>
          </table:table-cell>
          <table:table-cell table:style-name="ce3" table:formula="of:=DEC2HEX([.F66];2)" office:value-type="string" office:string-value="00">
            <text:p>00</text:p>
          </table:table-cell>
          <table:table-cell table:style-name="ce3" table:formula="of:=DEC2HEX([.G66];2)" office:value-type="string" office:string-value="00">
            <text:p>00</text:p>
          </table:table-cell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3"/>
          <table:table-cell table:number-columns-repeated="4"/>
          <table:table-cell table:style-name="ce3" table:formula="of:=DEC2HEX([.E67];2)" office:value-type="string" office:string-value="00">
            <text:p>00</text:p>
          </table:table-cell>
          <table:table-cell table:style-name="ce3" table:formula="of:=DEC2HEX([.F67];2)" office:value-type="string" office:string-value="00">
            <text:p>00</text:p>
          </table:table-cell>
          <table:table-cell table:style-name="ce3" table:formula="of:=DEC2HEX([.G67];2)" office:value-type="string" office:string-value="00">
            <text:p>00</text:p>
          </table:table-cell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3"/>
          <table:table-cell table:number-columns-repeated="4"/>
          <table:table-cell table:style-name="ce3" table:formula="of:=DEC2HEX([.E68];2)" office:value-type="string" office:string-value="00">
            <text:p>00</text:p>
          </table:table-cell>
          <table:table-cell table:style-name="ce3" table:formula="of:=DEC2HEX([.F68];2)" office:value-type="string" office:string-value="00">
            <text:p>00</text:p>
          </table:table-cell>
          <table:table-cell table:style-name="ce3" table:formula="of:=DEC2HEX([.G68];2)" office:value-type="string" office:string-value="00">
            <text:p>00</text:p>
          </table:table-cell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3"/>
          <table:table-cell table:number-columns-repeated="4"/>
          <table:table-cell table:style-name="ce3" table:formula="of:=DEC2HEX([.E69];2)" office:value-type="string" office:string-value="00">
            <text:p>00</text:p>
          </table:table-cell>
          <table:table-cell table:style-name="ce3" table:formula="of:=DEC2HEX([.F69];2)" office:value-type="string" office:string-value="00">
            <text:p>00</text:p>
          </table:table-cell>
          <table:table-cell table:style-name="ce3" table:formula="of:=DEC2HEX([.G69];2)" office:value-type="string" office:string-value="00">
            <text:p>00</text:p>
          </table:table-cell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3"/>
          <table:table-cell table:number-columns-repeated="4"/>
          <table:table-cell table:style-name="ce3" table:formula="of:=DEC2HEX([.E70];2)" office:value-type="string" office:string-value="00">
            <text:p>00</text:p>
          </table:table-cell>
          <table:table-cell table:style-name="ce3" table:formula="of:=DEC2HEX([.F70];2)" office:value-type="string" office:string-value="00">
            <text:p>00</text:p>
          </table:table-cell>
          <table:table-cell table:style-name="ce3" table:formula="of:=DEC2HEX([.G70];2)" office:value-type="string" office:string-value="00">
            <text:p>00</text:p>
          </table:table-cell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3"/>
          <table:table-cell table:number-columns-repeated="4"/>
          <table:table-cell table:style-name="ce3" table:formula="of:=DEC2HEX([.E71];2)" office:value-type="string" office:string-value="00">
            <text:p>00</text:p>
          </table:table-cell>
          <table:table-cell table:style-name="ce3" table:formula="of:=DEC2HEX([.F71];2)" office:value-type="string" office:string-value="00">
            <text:p>00</text:p>
          </table:table-cell>
          <table:table-cell table:style-name="ce3" table:formula="of:=DEC2HEX([.G71];2)" office:value-type="string" office:string-value="00">
            <text:p>00</text:p>
          </table:table-cell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3"/>
          <table:table-cell table:number-columns-repeated="4"/>
          <table:table-cell table:style-name="ce3" table:formula="of:=DEC2HEX([.E72];2)" office:value-type="string" office:string-value="00">
            <text:p>00</text:p>
          </table:table-cell>
          <table:table-cell table:style-name="ce3" table:formula="of:=DEC2HEX([.F72];2)" office:value-type="string" office:string-value="00">
            <text:p>00</text:p>
          </table:table-cell>
          <table:table-cell table:style-name="ce3" table:formula="of:=DEC2HEX([.G72];2)" office:value-type="string" office:string-value="00">
            <text:p>00</text:p>
          </table:table-cell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3"/>
          <table:table-cell table:number-columns-repeated="4"/>
          <table:table-cell table:style-name="ce3" table:formula="of:=DEC2HEX([.E73];2)" office:value-type="string" office:string-value="00">
            <text:p>00</text:p>
          </table:table-cell>
          <table:table-cell table:style-name="ce3" table:formula="of:=DEC2HEX([.F73];2)" office:value-type="string" office:string-value="00">
            <text:p>00</text:p>
          </table:table-cell>
          <table:table-cell table:style-name="ce3" table:formula="of:=DEC2HEX([.G73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4];2)" office:value-type="string" office:string-value="00">
            <text:p>00</text:p>
          </table:table-cell>
          <table:table-cell table:style-name="ce3" table:formula="of:=DEC2HEX([.F74];2)" office:value-type="string" office:string-value="00">
            <text:p>00</text:p>
          </table:table-cell>
          <table:table-cell table:style-name="ce3" table:formula="of:=DEC2HEX([.G74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5];2)" office:value-type="string" office:string-value="00">
            <text:p>00</text:p>
          </table:table-cell>
          <table:table-cell table:style-name="ce3" table:formula="of:=DEC2HEX([.F75];2)" office:value-type="string" office:string-value="00">
            <text:p>00</text:p>
          </table:table-cell>
          <table:table-cell table:style-name="ce3" table:formula="of:=DEC2HEX([.G75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6];2)" office:value-type="string" office:string-value="00">
            <text:p>00</text:p>
          </table:table-cell>
          <table:table-cell table:style-name="ce3" table:formula="of:=DEC2HEX([.F76];2)" office:value-type="string" office:string-value="00">
            <text:p>00</text:p>
          </table:table-cell>
          <table:table-cell table:style-name="ce3" table:formula="of:=DEC2HEX([.G76];2)" office:value-type="string" office:string-value="00">
            <text:p>00</text:p>
          </table:table-cell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3"/>
          <table:table-cell table:number-columns-repeated="4"/>
          <table:table-cell table:style-name="ce3" table:formula="of:=DEC2HEX([.E77];2)" office:value-type="string" office:string-value="00">
            <text:p>00</text:p>
          </table:table-cell>
          <table:table-cell table:style-name="ce3" table:formula="of:=DEC2HEX([.F77];2)" office:value-type="string" office:string-value="00">
            <text:p>00</text:p>
          </table:table-cell>
          <table:table-cell table:style-name="ce3" table:formula="of:=DEC2HEX([.G77];2)" office:value-type="string" office:string-value="00">
            <text:p>00</text:p>
          </table:table-cell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3"/>
          <table:table-cell table:number-columns-repeated="4"/>
          <table:table-cell table:style-name="ce3" table:formula="of:=DEC2HEX([.E78];2)" office:value-type="string" office:string-value="00">
            <text:p>00</text:p>
          </table:table-cell>
          <table:table-cell table:style-name="ce3" table:formula="of:=DEC2HEX([.F78];2)" office:value-type="string" office:string-value="00">
            <text:p>00</text:p>
          </table:table-cell>
          <table:table-cell table:style-name="ce3" table:formula="of:=DEC2HEX([.G78];2)" office:value-type="string" office:string-value="00">
            <text:p>00</text:p>
          </table:table-cell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office:value-type="float" office:value="8">
            <text:p>8</text:p>
          </table:table-cell>
          <table:table-cell office:value-type="string">
            <text:p>MP</text:p>
          </table:table-cell>
          <table:table-cell table:style-name="ce3" table:formula="of:=DEC2HEX([.E79];2)" office:value-type="string" office:string-value="0E">
            <text:p>0E</text:p>
          </table:table-cell>
          <table:table-cell table:style-name="ce3" table:formula="of:=DEC2HEX([.F79];2)" office:value-type="string" office:string-value="02">
            <text:p>02</text:p>
          </table:table-cell>
          <table:table-cell table:style-name="ce3" table:formula="of:=DEC2HEX([.G79];2)" office:value-type="string" office:string-value="17">
            <text:p>17</text:p>
          </table:table-cell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KB</text:p>
          </table:table-cell>
          <table:table-cell office:value-type="float" office:value="7">
            <text:p>7</text:p>
          </table:table-cell>
          <table:table-cell office:value-type="string">
            <text:p>HP</text:p>
          </table:table-cell>
          <table:table-cell table:style-name="ce3" table:formula="of:=DEC2HEX([.E80];2)" office:value-type="string" office:string-value="0C">
            <text:p>0C</text:p>
          </table:table-cell>
          <table:table-cell table:style-name="ce3" table:formula="of:=DEC2HEX([.F80];2)" office:value-type="string" office:string-value="02">
            <text:p>02</text:p>
          </table:table-cell>
          <table:table-cell table:style-name="ce3" table:formula="of:=DEC2HEX([.G80];2)" office:value-type="string" office:string-value="18">
            <text:p>18</text:p>
          </table:table-cell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20/20</text:p>
          </table:table-cell>
          <table:table-cell table:number-columns-repeated="3"/>
          <table:table-cell table:style-name="ce3" table:formula="of:=DEC2HEX([.E81];2)" office:value-type="string" office:string-value="0E">
            <text:p>0E</text:p>
          </table:table-cell>
          <table:table-cell table:style-name="ce3" table:formula="of:=DEC2HEX([.F81];2)" office:value-type="string" office:string-value="02">
            <text:p>02</text:p>
          </table:table-cell>
          <table:table-cell table:style-name="ce3" table:formula="of:=DEC2HEX([.G81];2)" office:value-type="string" office:string-value="1C">
            <text:p>1C</text:p>
          </table:table-cell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3" table:formula="of:=DEC2HEX([.E82];2)" office:value-type="string" office:string-value="0E">
            <text:p>0E</text:p>
          </table:table-cell>
          <table:table-cell table:style-name="ce3" table:formula="of:=DEC2HEX([.F82];2)" office:value-type="string" office:string-value="02">
            <text:p>02</text:p>
          </table:table-cell>
          <table:table-cell table:style-name="ce3" table:formula="of:=DEC2HEX([.G82];2)" office:value-type="string" office:string-value="1A">
            <text:p>1A</text:p>
          </table:table-cell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25+3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HK</text:p>
          </table:table-cell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4];2)" office:value-type="string" office:string-value="0E">
            <text:p>0E</text:p>
          </table:table-cell>
          <table:table-cell table:style-name="ce3" table:formula="of:=DEC2HEX([.F84];2)" office:value-type="string" office:string-value="02">
            <text:p>02</text:p>
          </table:table-cell>
          <table:table-cell table:style-name="ce3" table:formula="of:=DEC2HEX([.G84];2)" office:value-type="string" office:string-value="1B">
            <text:p>1B</text:p>
          </table:table-cell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  <table:table-cell table:style-name="ce3" table:formula="of:=DEC2HEX([.E85];2)" office:value-type="string" office:string-value="09">
            <text:p>09</text:p>
          </table:table-cell>
          <table:table-cell table:style-name="ce3" table:formula="of:=DEC2HEX([.F85];2)" office:value-type="string" office:string-value="02">
            <text:p>02</text:p>
          </table:table-cell>
          <table:table-cell table:style-name="ce3" table:formula="of:=DEC2HEX([.G85];2)" office:value-type="string" office:string-value="10">
            <text:p>10</text:p>
          </table:table-cell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86];2)" office:value-type="string" office:string-value="0E">
            <text:p>0E</text:p>
          </table:table-cell>
          <table:table-cell table:style-name="ce3" table:formula="of:=DEC2HEX([.F86];2)" office:value-type="string" office:string-value="02">
            <text:p>02</text:p>
          </table:table-cell>
          <table:table-cell table:style-name="ce3" table:formula="of:=DEC2HEX([.G86];2)" office:value-type="string" office:string-value="1A">
            <text:p>1A</text:p>
          </table:table-cell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7];2)" office:value-type="string" office:string-value="0E">
            <text:p>0E</text:p>
          </table:table-cell>
          <table:table-cell table:style-name="ce3" table:formula="of:=DEC2HEX([.F87];2)" office:value-type="string" office:string-value="02">
            <text:p>02</text:p>
          </table:table-cell>
          <table:table-cell table:style-name="ce3" table:formula="of:=DEC2HEX([.G87];2)" office:value-type="string" office:string-value="1B">
            <text:p>1B</text:p>
          </table:table-cell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88];2)" office:value-type="string" office:string-value="14">
            <text:p>14</text:p>
          </table:table-cell>
          <table:table-cell table:style-name="ce3" table:formula="of:=DEC2HEX([.F88];2)" office:value-type="string" office:string-value="02">
            <text:p>02</text:p>
          </table:table-cell>
          <table:table-cell table:style-name="ce3" table:formula="of:=DEC2HEX([.G88];2)" office:value-type="string" office:string-value="1C">
            <text:p>1C</text:p>
          </table:table-cell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89];2)" office:value-type="string" office:string-value="0F">
            <text:p>0F</text:p>
          </table:table-cell>
          <table:table-cell table:style-name="ce3" table:formula="of:=DEC2HEX([.F89];2)" office:value-type="string" office:string-value="02">
            <text:p>02</text:p>
          </table:table-cell>
          <table:table-cell table:style-name="ce3" table:formula="of:=DEC2HEX([.G89];2)" office:value-type="string" office:string-value="19">
            <text:p>19</text:p>
          </table:table-cell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3" table:formula="of:=DEC2HEX([.E90];2)" office:value-type="string" office:string-value="17">
            <text:p>17</text:p>
          </table:table-cell>
          <table:table-cell table:style-name="ce3" table:formula="of:=DEC2HEX([.F90];2)" office:value-type="string" office:string-value="04">
            <text:p>04</text:p>
          </table:table-cell>
          <table:table-cell table:style-name="ce3" table:formula="of:=DEC2HEX([.G90];2)" office:value-type="string" office:string-value="1F">
            <text:p>1F</text:p>
          </table:table-cell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1];2)" office:value-type="string" office:string-value="0C">
            <text:p>0C</text:p>
          </table:table-cell>
          <table:table-cell table:style-name="ce3" table:formula="of:=DEC2HEX([.F91];2)" office:value-type="string" office:string-value="02">
            <text:p>02</text:p>
          </table:table-cell>
          <table:table-cell table:style-name="ce3" table:formula="of:=DEC2HEX([.G91];2)" office:value-type="string" office:string-value="14">
            <text:p>14</text:p>
          </table:table-cell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92];2)" office:value-type="string" office:string-value="16">
            <text:p>16</text:p>
          </table:table-cell>
          <table:table-cell table:style-name="ce3" table:formula="of:=DEC2HEX([.F92];2)" office:value-type="string" office:string-value="02">
            <text:p>02</text:p>
          </table:table-cell>
          <table:table-cell table:style-name="ce3" table:formula="of:=DEC2HEX([.G92];2)" office:value-type="string" office:string-value="1D">
            <text:p>1D</text:p>
          </table:table-cell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ce3" table:formula="of:=DEC2HEX([.E93];2)" office:value-type="string" office:string-value="12">
            <text:p>12</text:p>
          </table:table-cell>
          <table:table-cell table:style-name="ce3" table:formula="of:=DEC2HEX([.F93];2)" office:value-type="string" office:string-value="03">
            <text:p>03</text:p>
          </table:table-cell>
          <table:table-cell table:style-name="ce3" table:formula="of:=DEC2HEX([.G93];2)" office:value-type="string" office:string-value="1E">
            <text:p>1E</text:p>
          </table:table-cell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94];2)" office:value-type="string" office:string-value="17">
            <text:p>17</text:p>
          </table:table-cell>
          <table:table-cell table:style-name="ce3" table:formula="of:=DEC2HEX([.F94];2)" office:value-type="string" office:string-value="03">
            <text:p>03</text:p>
          </table:table-cell>
          <table:table-cell table:style-name="ce3" table:formula="of:=DEC2HEX([.G94];2)" office:value-type="string" office:string-value="1A">
            <text:p>1A</text:p>
          </table:table-cell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5];2)" office:value-type="string" office:string-value="0D">
            <text:p>0D</text:p>
          </table:table-cell>
          <table:table-cell table:style-name="ce3" table:formula="of:=DEC2HEX([.F95];2)" office:value-type="string" office:string-value="02">
            <text:p>02</text:p>
          </table:table-cell>
          <table:table-cell table:style-name="ce3" table:formula="of:=DEC2HEX([.G95];2)" office:value-type="string" office:string-value="14">
            <text:p>14</text:p>
          </table:table-cell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96];2)" office:value-type="string" office:string-value="11">
            <text:p>11</text:p>
          </table:table-cell>
          <table:table-cell table:style-name="ce3" table:formula="of:=DEC2HEX([.F96];2)" office:value-type="string" office:string-value="02">
            <text:p>02</text:p>
          </table:table-cell>
          <table:table-cell table:style-name="ce3" table:formula="of:=DEC2HEX([.G96];2)" office:value-type="string" office:string-value="16">
            <text:p>16</text:p>
          </table:table-cell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2KP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7];2)" office:value-type="string" office:string-value="18">
            <text:p>18</text:p>
          </table:table-cell>
          <table:table-cell table:style-name="ce3" table:formula="of:=DEC2HEX([.F97];2)" office:value-type="string" office:string-value="03">
            <text:p>03</text:p>
          </table:table-cell>
          <table:table-cell table:style-name="ce3" table:formula="of:=DEC2HEX([.G97];2)" office:value-type="string" office:string-value="19">
            <text:p>19</text:p>
          </table:table-cell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8];2)" office:value-type="string" office:string-value="0D">
            <text:p>0D</text:p>
          </table:table-cell>
          <table:table-cell table:style-name="ce3" table:formula="of:=DEC2HEX([.F98];2)" office:value-type="string" office:string-value="02">
            <text:p>02</text:p>
          </table:table-cell>
          <table:table-cell table:style-name="ce3" table:formula="of:=DEC2HEX([.G98];2)" office:value-type="string" office:string-value="19">
            <text:p>19</text:p>
          </table:table-cell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99];2)" office:value-type="string" office:string-value="16">
            <text:p>16</text:p>
          </table:table-cell>
          <table:table-cell table:style-name="ce3" table:formula="of:=DEC2HEX([.F99];2)" office:value-type="string" office:string-value="02">
            <text:p>02</text:p>
          </table:table-cell>
          <table:table-cell table:style-name="ce3" table:formula="of:=DEC2HEX([.G99];2)" office:value-type="string" office:string-value="1C">
            <text:p>1C</text:p>
          </table:table-cell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00];2)" office:value-type="string" office:string-value="17">
            <text:p>17</text:p>
          </table:table-cell>
          <table:table-cell table:style-name="ce3" table:formula="of:=DEC2HEX([.F100];2)" office:value-type="string" office:string-value="03">
            <text:p>03</text:p>
          </table:table-cell>
          <table:table-cell table:style-name="ce3" table:formula="of:=DEC2HEX([.G100];2)" office:value-type="string" office:string-value="1A">
            <text:p>1A</text:p>
          </table:table-cell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3"/>
          <table:table-cell table:number-columns-repeated="4"/>
          <table:table-cell table:style-name="ce3" table:formula="of:=DEC2HEX([.E101];2)" office:value-type="string" office:string-value="00">
            <text:p>00</text:p>
          </table:table-cell>
          <table:table-cell table:style-name="ce3" table:formula="of:=DEC2HEX([.F101];2)" office:value-type="string" office:string-value="00">
            <text:p>00</text:p>
          </table:table-cell>
          <table:table-cell table:style-name="ce3" table:formula="of:=DEC2HEX([.G101];2)" office:value-type="string" office:string-value="00">
            <text:p>00</text:p>
          </table:table-cell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3"/>
          <table:table-cell table:number-columns-repeated="4"/>
          <table:table-cell table:style-name="ce3" table:formula="of:=DEC2HEX([.E102];2)" office:value-type="string" office:string-value="00">
            <text:p>00</text:p>
          </table:table-cell>
          <table:table-cell table:style-name="ce3" table:formula="of:=DEC2HEX([.F102];2)" office:value-type="string" office:string-value="00">
            <text:p>00</text:p>
          </table:table-cell>
          <table:table-cell table:style-name="ce3" table:formula="of:=DEC2HEX([.G102];2)" office:value-type="string" office:string-value="00">
            <text:p>00</text:p>
          </table:table-cell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3"/>
          <table:table-cell table:number-columns-repeated="4"/>
          <table:table-cell table:style-name="ce3" table:formula="of:=DEC2HEX([.E103];2)" office:value-type="string" office:string-value="00">
            <text:p>00</text:p>
          </table:table-cell>
          <table:table-cell table:style-name="ce3" table:formula="of:=DEC2HEX([.F103];2)" office:value-type="string" office:string-value="00">
            <text:p>00</text:p>
          </table:table-cell>
          <table:table-cell table:style-name="ce3" table:formula="of:=DEC2HEX([.G103];2)" office:value-type="string" office:string-value="00">
            <text:p>00</text:p>
          </table:table-cell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3"/>
          <table:table-cell table:number-columns-repeated="4"/>
          <table:table-cell table:style-name="ce3" table:formula="of:=DEC2HEX([.E104];2)" office:value-type="string" office:string-value="00">
            <text:p>00</text:p>
          </table:table-cell>
          <table:table-cell table:style-name="ce3" table:formula="of:=DEC2HEX([.F104];2)" office:value-type="string" office:string-value="00">
            <text:p>00</text:p>
          </table:table-cell>
          <table:table-cell table:style-name="ce3" table:formula="of:=DEC2HEX([.G104];2)" office:value-type="string" office:string-value="00">
            <text:p>00</text:p>
          </table:table-cell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3"/>
          <table:table-cell table:number-columns-repeated="4"/>
          <table:table-cell table:style-name="ce3" table:formula="of:=DEC2HEX([.E105];2)" office:value-type="string" office:string-value="00">
            <text:p>00</text:p>
          </table:table-cell>
          <table:table-cell table:style-name="ce3" table:formula="of:=DEC2HEX([.F105];2)" office:value-type="string" office:string-value="00">
            <text:p>00</text:p>
          </table:table-cell>
          <table:table-cell table:style-name="ce3" table:formula="of:=DEC2HEX([.G105];2)" office:value-type="string" office:string-value="00">
            <text:p>00</text:p>
          </table:table-cell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3"/>
          <table:table-cell table:number-columns-repeated="4"/>
          <table:table-cell table:style-name="ce3" table:formula="of:=DEC2HEX([.E106];2)" office:value-type="string" office:string-value="00">
            <text:p>00</text:p>
          </table:table-cell>
          <table:table-cell table:style-name="ce3" table:formula="of:=DEC2HEX([.F106];2)" office:value-type="string" office:string-value="00">
            <text:p>00</text:p>
          </table:table-cell>
          <table:table-cell table:style-name="ce3" table:formula="of:=DEC2HEX([.G106];2)" office:value-type="string" office:string-value="00">
            <text:p>00</text:p>
          </table:table-cell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3"/>
          <table:table-cell table:number-columns-repeated="4"/>
          <table:table-cell table:style-name="ce3" table:formula="of:=DEC2HEX([.E107];2)" office:value-type="string" office:string-value="00">
            <text:p>00</text:p>
          </table:table-cell>
          <table:table-cell table:style-name="ce3" table:formula="of:=DEC2HEX([.F107];2)" office:value-type="string" office:string-value="00">
            <text:p>00</text:p>
          </table:table-cell>
          <table:table-cell table:style-name="ce3" table:formula="of:=DEC2HEX([.G107];2)" office:value-type="string" office:string-value="00">
            <text:p>00</text:p>
          </table:table-cell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3"/>
          <table:table-cell table:number-columns-repeated="4"/>
          <table:table-cell table:style-name="ce3" table:formula="of:=DEC2HEX([.E108];2)" office:value-type="string" office:string-value="00">
            <text:p>00</text:p>
          </table:table-cell>
          <table:table-cell table:style-name="ce3" table:formula="of:=DEC2HEX([.F108];2)" office:value-type="string" office:string-value="00">
            <text:p>00</text:p>
          </table:table-cell>
          <table:table-cell table:style-name="ce3" table:formula="of:=DEC2HEX([.G108];2)" office:value-type="string" office:string-value="00">
            <text:p>00</text:p>
          </table:table-cell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3"/>
          <table:table-cell table:number-columns-repeated="4"/>
          <table:table-cell table:style-name="ce3" table:formula="of:=DEC2HEX([.E109];2)" office:value-type="string" office:string-value="00">
            <text:p>00</text:p>
          </table:table-cell>
          <table:table-cell table:style-name="ce3" table:formula="of:=DEC2HEX([.F109];2)" office:value-type="string" office:string-value="00">
            <text:p>00</text:p>
          </table:table-cell>
          <table:table-cell table:style-name="ce3" table:formula="of:=DEC2HEX([.G109];2)" office:value-type="string" office:string-value="00">
            <text:p>00</text:p>
          </table:table-cell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3"/>
          <table:table-cell table:number-columns-repeated="4"/>
          <table:table-cell table:style-name="ce3" table:formula="of:=DEC2HEX([.E110];2)" office:value-type="string" office:string-value="00">
            <text:p>00</text:p>
          </table:table-cell>
          <table:table-cell table:style-name="ce3" table:formula="of:=DEC2HEX([.F110];2)" office:value-type="string" office:string-value="00">
            <text:p>00</text:p>
          </table:table-cell>
          <table:table-cell table:style-name="ce3" table:formula="of:=DEC2HEX([.G110];2)" office:value-type="string" office:string-value="00">
            <text:p>00</text:p>
          </table:table-cell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3"/>
          <table:table-cell table:number-columns-repeated="4"/>
          <table:table-cell table:style-name="ce3" table:formula="of:=DEC2HEX([.E111];2)" office:value-type="string" office:string-value="00">
            <text:p>00</text:p>
          </table:table-cell>
          <table:table-cell table:style-name="ce3" table:formula="of:=DEC2HEX([.F111];2)" office:value-type="string" office:string-value="00">
            <text:p>00</text:p>
          </table:table-cell>
          <table:table-cell table:style-name="ce3" table:formula="of:=DEC2HEX([.G111];2)" office:value-type="string" office:string-value="00">
            <text:p>00</text:p>
          </table:table-cell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3"/>
          <table:table-cell table:number-columns-repeated="4"/>
          <table:table-cell table:style-name="ce3" table:formula="of:=DEC2HEX([.E112];2)" office:value-type="string" office:string-value="00">
            <text:p>00</text:p>
          </table:table-cell>
          <table:table-cell table:style-name="ce3" table:formula="of:=DEC2HEX([.F112];2)" office:value-type="string" office:string-value="00">
            <text:p>00</text:p>
          </table:table-cell>
          <table:table-cell table:style-name="ce3" table:formula="of:=DEC2HEX([.G112];2)" office:value-type="string" office:string-value="00">
            <text:p>00</text:p>
          </table:table-cell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3"/>
          <table:table-cell table:number-columns-repeated="4"/>
          <table:table-cell table:style-name="ce3" table:formula="of:=DEC2HEX([.E113];2)" office:value-type="string" office:string-value="00">
            <text:p>00</text:p>
          </table:table-cell>
          <table:table-cell table:style-name="ce3" table:formula="of:=DEC2HEX([.F113];2)" office:value-type="string" office:string-value="00">
            <text:p>00</text:p>
          </table:table-cell>
          <table:table-cell table:style-name="ce3" table:formula="of:=DEC2HEX([.G113];2)" office:value-type="string" office:string-value="00">
            <text:p>00</text:p>
          </table:table-cell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3"/>
          <table:table-cell table:number-columns-repeated="4"/>
          <table:table-cell table:style-name="ce3" table:formula="of:=DEC2HEX([.E114];2)" office:value-type="string" office:string-value="00">
            <text:p>00</text:p>
          </table:table-cell>
          <table:table-cell table:style-name="ce3" table:formula="of:=DEC2HEX([.F114];2)" office:value-type="string" office:string-value="00">
            <text:p>00</text:p>
          </table:table-cell>
          <table:table-cell table:style-name="ce3" table:formula="of:=DEC2HEX([.G114];2)" office:value-type="string" office:string-value="00">
            <text:p>00</text:p>
          </table:table-cell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3"/>
          <table:table-cell table:number-columns-repeated="4"/>
          <table:table-cell table:style-name="ce3" table:formula="of:=DEC2HEX([.E115];2)" office:value-type="string" office:string-value="00">
            <text:p>00</text:p>
          </table:table-cell>
          <table:table-cell table:style-name="ce3" table:formula="of:=DEC2HEX([.F115];2)" office:value-type="string" office:string-value="00">
            <text:p>00</text:p>
          </table:table-cell>
          <table:table-cell table:style-name="ce3" table:formula="of:=DEC2HEX([.G115];2)" office:value-type="string" office:string-value="00">
            <text:p>00</text:p>
          </table:table-cell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3"/>
          <table:table-cell table:number-columns-repeated="4"/>
          <table:table-cell table:style-name="ce3" table:formula="of:=DEC2HEX([.E116];2)" office:value-type="string" office:string-value="00">
            <text:p>00</text:p>
          </table:table-cell>
          <table:table-cell table:style-name="ce3" table:formula="of:=DEC2HEX([.F116];2)" office:value-type="string" office:string-value="00">
            <text:p>00</text:p>
          </table:table-cell>
          <table:table-cell table:style-name="ce3" table:formula="of:=DEC2HEX([.G116];2)" office:value-type="string" office:string-value="00">
            <text:p>00</text:p>
          </table:table-cell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3"/>
          <table:table-cell table:number-columns-repeated="4"/>
          <table:table-cell table:style-name="ce3" table:formula="of:=DEC2HEX([.E117];2)" office:value-type="string" office:string-value="00">
            <text:p>00</text:p>
          </table:table-cell>
          <table:table-cell table:style-name="ce3" table:formula="of:=DEC2HEX([.F117];2)" office:value-type="string" office:string-value="00">
            <text:p>00</text:p>
          </table:table-cell>
          <table:table-cell table:style-name="ce3" table:formula="of:=DEC2HEX([.G117];2)" office:value-type="string" office:string-value="00">
            <text:p>00</text:p>
          </table:table-cell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table:number-columns-repeated="4"/>
          <table:table-cell table:style-name="ce3" table:formula="of:=DEC2HEX([.E118];2)" office:value-type="string" office:string-value="00">
            <text:p>00</text:p>
          </table:table-cell>
          <table:table-cell table:style-name="ce3" table:formula="of:=DEC2HEX([.F118];2)" office:value-type="string" office:string-value="00">
            <text:p>00</text:p>
          </table:table-cell>
          <table:table-cell table:style-name="ce3" table:formula="of:=DEC2HEX([.G118];2)" office:value-type="string" office:string-value="00">
            <text:p>00</text:p>
          </table:table-cell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3"/>
          <table:table-cell table:number-columns-repeated="4"/>
          <table:table-cell table:style-name="ce3" table:formula="of:=DEC2HEX([.E119];2)" office:value-type="string" office:string-value="00">
            <text:p>00</text:p>
          </table:table-cell>
          <table:table-cell table:style-name="ce3" table:formula="of:=DEC2HEX([.F119];2)" office:value-type="string" office:string-value="00">
            <text:p>00</text:p>
          </table:table-cell>
          <table:table-cell table:style-name="ce3" table:formula="of:=DEC2HEX([.G119];2)" office:value-type="string" office:string-value="00">
            <text:p>00</text:p>
          </table:table-cell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3"/>
          <table:table-cell table:number-columns-repeated="4"/>
          <table:table-cell table:style-name="ce3" table:formula="of:=DEC2HEX([.E120];2)" office:value-type="string" office:string-value="00">
            <text:p>00</text:p>
          </table:table-cell>
          <table:table-cell table:style-name="ce3" table:formula="of:=DEC2HEX([.F120];2)" office:value-type="string" office:string-value="00">
            <text:p>00</text:p>
          </table:table-cell>
          <table:table-cell table:style-name="ce3" table:formula="of:=DEC2HEX([.G120];2)" office:value-type="string" office:string-value="00">
            <text:p>00</text:p>
          </table:table-cell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3"/>
          <table:table-cell table:number-columns-repeated="4"/>
          <table:table-cell table:style-name="ce3" table:formula="of:=DEC2HEX([.E121];2)" office:value-type="string" office:string-value="00">
            <text:p>00</text:p>
          </table:table-cell>
          <table:table-cell table:style-name="ce3" table:formula="of:=DEC2HEX([.F121];2)" office:value-type="string" office:string-value="00">
            <text:p>00</text:p>
          </table:table-cell>
          <table:table-cell table:style-name="ce3" table:formula="of:=DEC2HEX([.G121];2)" office:value-type="string" office:string-value="00">
            <text:p>00</text:p>
          </table:table-cell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3"/>
          <table:table-cell table:number-columns-repeated="4"/>
          <table:table-cell table:style-name="ce3" table:formula="of:=DEC2HEX([.E122];2)" office:value-type="string" office:string-value="00">
            <text:p>00</text:p>
          </table:table-cell>
          <table:table-cell table:style-name="ce3" table:formula="of:=DEC2HEX([.F122];2)" office:value-type="string" office:string-value="00">
            <text:p>00</text:p>
          </table:table-cell>
          <table:table-cell table:style-name="ce3" table:formula="of:=DEC2HEX([.G122];2)" office:value-type="string" office:string-value="00">
            <text:p>00</text:p>
          </table:table-cell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3"/>
          <table:table-cell table:number-columns-repeated="4"/>
          <table:table-cell table:style-name="ce3" table:formula="of:=DEC2HEX([.E123];2)" office:value-type="string" office:string-value="00">
            <text:p>00</text:p>
          </table:table-cell>
          <table:table-cell table:style-name="ce3" table:formula="of:=DEC2HEX([.F123];2)" office:value-type="string" office:string-value="00">
            <text:p>00</text:p>
          </table:table-cell>
          <table:table-cell table:style-name="ce3" table:formula="of:=DEC2HEX([.G123];2)" office:value-type="string" office:string-value="00">
            <text:p>00</text:p>
          </table:table-cell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3"/>
          <table:table-cell table:number-columns-repeated="4"/>
          <table:table-cell table:style-name="ce3" table:formula="of:=DEC2HEX([.E124];2)" office:value-type="string" office:string-value="00">
            <text:p>00</text:p>
          </table:table-cell>
          <table:table-cell table:style-name="ce3" table:formula="of:=DEC2HEX([.F124];2)" office:value-type="string" office:string-value="00">
            <text:p>00</text:p>
          </table:table-cell>
          <table:table-cell table:style-name="ce3" table:formula="of:=DEC2HEX([.G124];2)" office:value-type="string" office:string-value="00">
            <text:p>00</text:p>
          </table:table-cell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3"/>
          <table:table-cell table:number-columns-repeated="4"/>
          <table:table-cell table:style-name="ce3" table:formula="of:=DEC2HEX([.E125];2)" office:value-type="string" office:string-value="00">
            <text:p>00</text:p>
          </table:table-cell>
          <table:table-cell table:style-name="ce3" table:formula="of:=DEC2HEX([.F125];2)" office:value-type="string" office:string-value="00">
            <text:p>00</text:p>
          </table:table-cell>
          <table:table-cell table:style-name="ce3" table:formula="of:=DEC2HEX([.G125];2)" office:value-type="string" office:string-value="00">
            <text:p>00</text:p>
          </table:table-cell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3"/>
          <table:table-cell table:number-columns-repeated="4"/>
          <table:table-cell table:style-name="ce3" table:formula="of:=DEC2HEX([.E126];2)" office:value-type="string" office:string-value="00">
            <text:p>00</text:p>
          </table:table-cell>
          <table:table-cell table:style-name="ce3" table:formula="of:=DEC2HEX([.F126];2)" office:value-type="string" office:string-value="00">
            <text:p>00</text:p>
          </table:table-cell>
          <table:table-cell table:style-name="ce3" table:formula="of:=DEC2HEX([.G126];2)" office:value-type="string" office:string-value="00">
            <text:p>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131];2)" office:value-type="string" office:string-value="11">
            <text:p>11</text:p>
          </table:table-cell>
          <table:table-cell table:style-name="ce3" table:formula="of:=DEC2HEX([.F131];2)" office:value-type="string" office:string-value="02">
            <text:p>02</text:p>
          </table:table-cell>
          <table:table-cell table:style-name="ce3" table:formula="of:=DEC2HEX([.G131];2)" office:value-type="string" office:string-value="1D">
            <text:p>1D</text:p>
          </table:table-cell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132];2)" office:value-type="string" office:string-value="14">
            <text:p>14</text:p>
          </table:table-cell>
          <table:table-cell table:style-name="ce3" table:formula="of:=DEC2HEX([.F132];2)" office:value-type="string" office:string-value="02">
            <text:p>02</text:p>
          </table:table-cell>
          <table:table-cell table:style-name="ce3" table:formula="of:=DEC2HEX([.G132];2)" office:value-type="string" office:string-value="1C">
            <text:p>1C</text:p>
          </table:table-cell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3"/>
          <table:table-cell table:number-columns-repeated="4"/>
          <table:table-cell table:style-name="ce3" table:formula="of:=DEC2HEX([.E133];2)" office:value-type="string" office:string-value="00">
            <text:p>00</text:p>
          </table:table-cell>
          <table:table-cell table:style-name="ce3" table:formula="of:=DEC2HEX([.F133];2)" office:value-type="string" office:string-value="00">
            <text:p>00</text:p>
          </table:table-cell>
          <table:table-cell table:style-name="ce3" table:formula="of:=DEC2HEX([.G133];2)" office:value-type="string" office:string-value="00">
            <text:p>00</text:p>
          </table:table-cell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4"/>
          <table:table-cell table:style-name="ce3" table:formula="of:=DEC2HEX([.E134];2)" office:value-type="string" office:string-value="14">
            <text:p>14</text:p>
          </table:table-cell>
          <table:table-cell table:style-name="ce3" table:formula="of:=DEC2HEX([.F134];2)" office:value-type="string" office:string-value="03">
            <text:p>03</text:p>
          </table:table-cell>
          <table:table-cell table:style-name="ce3" table:formula="of:=DEC2HEX([.G134];2)" office:value-type="string" office:string-value="17">
            <text:p>17</text:p>
          </table:table-cell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3"/>
          <table:table-cell table:number-columns-repeated="4"/>
          <table:table-cell table:style-name="ce3" table:formula="of:=DEC2HEX([.E135];2)" office:value-type="string" office:string-value="00">
            <text:p>00</text:p>
          </table:table-cell>
          <table:table-cell table:style-name="ce3" table:formula="of:=DEC2HEX([.F135];2)" office:value-type="string" office:string-value="00">
            <text:p>00</text:p>
          </table:table-cell>
          <table:table-cell table:style-name="ce3" table:formula="of:=DEC2HEX([.G135];2)" office:value-type="string" office:string-value="00">
            <text:p>00</text:p>
          </table:table-cell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136];2)" office:value-type="string" office:string-value="0E">
            <text:p>0E</text:p>
          </table:table-cell>
          <table:table-cell table:style-name="ce3" table:formula="of:=DEC2HEX([.F136];2)" office:value-type="string" office:string-value="02">
            <text:p>02</text:p>
          </table:table-cell>
          <table:table-cell table:style-name="ce3" table:formula="of:=DEC2HEX([.G136];2)" office:value-type="string" office:string-value="14">
            <text:p>14</text:p>
          </table:table-cell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37];2)" office:value-type="string" office:string-value="1C">
            <text:p>1C</text:p>
          </table:table-cell>
          <table:table-cell table:style-name="ce3" table:formula="of:=DEC2HEX([.F137];2)" office:value-type="string" office:string-value="03">
            <text:p>03</text:p>
          </table:table-cell>
          <table:table-cell table:style-name="ce3" table:formula="of:=DEC2HEX([.G137];2)" office:value-type="string" office:string-value="1A">
            <text:p>1A</text:p>
          </table:table-cell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10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10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10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10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10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10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10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10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10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10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10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10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10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10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10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10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10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10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10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10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10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10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10"/>
        </table:table-row>
        <table:table-row table:style-name="ro1" table:number-rows-repeated="104840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OA2127FILELIST" table:style-name="ta1" table:print="false"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>
            <text:p>2 POINT ZERO</text:p>
          </table:table-cell>
          <table:table-cell office:value-type="string">
            <text:p>1/27/2000 BE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ICADRV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NIME_C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O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M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GM_0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RIZARD.BIN</text:p>
          </table:table-cell>
          <table:table-cell office:value-type="string">
            <text:p>BRRIZAR_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RRIZA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OMO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DANGSE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ND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GHT_S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4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5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UT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C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W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INAR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4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APV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CHR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SUP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L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M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1_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5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AMEBA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OR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KO_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M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_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N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OPN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OP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PLU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1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4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EL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ADX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E_SPRITE.BIN</text:p>
          </table:table-cell>
          <table:table-cell office:value-type="string">
            <text:p>SPR_BAS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MO_SPRITE.BIN</text:p>
          </table:table-cell>
          <table:table-cell office:value-type="string">
            <text:p>SPR_DEM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G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ME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_ETC_SPRITE.BIN</text:p>
          </table:table-cell>
          <table:table-cell office:value-type="string">
            <text:p>SPR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ING_SPRITE.BIN</text:p>
          </table:table-cell>
          <table:table-cell office:value-type="string">
            <text:p>SPR_END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ETC_SPRITE.BIN</text:p>
          </table:table-cell>
          <table:table-cell office:value-type="string">
            <text:p>SPR_GAM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SPRITE.BIN</text:p>
          </table:table-cell>
          <table:table-cell office:value-type="string">
            <text:p>SPR_GAM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HI_SPRITE.BIN</text:p>
          </table:table-cell>
          <table:table-cell office:value-type="string">
            <text:p>SPR_MOVH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TG_SPRITE.BIN</text:p>
          </table:table-cell>
          <table:table-cell office:value-type="string">
            <text:p>SPR_MOV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E_SPRITE.BIN</text:p>
          </table:table-cell>
          <table:table-cell office:value-type="string">
            <text:p>SPR_PR_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J_SPRITE.BIN</text:p>
          </table:table-cell>
          <table:table-cell office:value-type="string">
            <text:p>SPR_PR_J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NKING_SPRITE.BIN</text:p>
          </table:table-cell>
          <table:table-cell office:value-type="string">
            <text:p>SPR_RANK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GAME_SPRITE.BIN</text:p>
          </table:table-cell>
          <table:table-cell office:value-type="string">
            <text:p>SPRP_GA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SELECT_SPRITE.BIN</text:p>
          </table:table-cell>
          <table:table-cell office:value-type="string">
            <text:p>SPRP_SEL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TEST_SPRITE.BIN</text:p>
          </table:table-cell>
          <table:table-cell office:value-type="string">
            <text:p>SPRP_T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WINNER_SPRITE.BIN</text:p>
          </table:table-cell>
          <table:table-cell office:value-type="string">
            <text:p>SPRP_WIN.BIN</text:p>
          </table:table-cell>
          <table:table-cell table:number-columns-repeated="2"/>
        </table:table-row>
        <table:table-row table:style-name="ro1">
          <table:table-cell office:value-type="string">
            <text:p>#00</text:p>
          </table:table-cell>
          <table:table-cell office:value-type="string">
            <text:p>The White Storm TOP</text:p>
          </table:table-cell>
          <table:table-cell table:number-columns-repeated="2" office:value-type="string">
            <text:p>STAGE00.BIN</text:p>
          </table:table-cell>
          <table:table-cell office:value-type="string">
            <text:p>00 - The White Storm</text:p>
          </table:table-cell>
          <table:table-cell table:style-name="ce6" office:value-type="string">
            <text:p>0 - THE WHITE STORM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0.CHR</text:p>
          </table:table-cell>
          <table:table-cell table:number-columns-repeated="2"/>
        </table:table-row>
        <table:table-row table:style-name="ro1">
          <table:table-cell office:value-type="string">
            <text:p>#01</text:p>
          </table:table-cell>
          <table:table-cell office:value-type="string">
            <text:p>The Aerial Garden NIGHT TOP</text:p>
          </table:table-cell>
          <table:table-cell office:value-type="string">
            <text:p>---</text:p>
          </table:table-cell>
          <table:table-cell office:value-type="string">
            <text:p>STAGE01.BIN</text:p>
          </table:table-cell>
          <table:table-cell office:value-type="string">
            <text:p>01 - The Aerial Garden (Night)</text:p>
          </table:table-cell>
          <table:table-cell table:style-name="ce6" office:value-type="string">
            <text:p>1 - THE NIGHT OF FIREFLY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1.CHR</text:p>
          </table:table-cell>
          <table:table-cell table:number-columns-repeated="2"/>
        </table:table-row>
        <table:table-row table:style-name="ro1">
          <table:table-cell office:value-type="string">
            <text:p>#02</text:p>
          </table:table-cell>
          <table:table-cell office:value-type="string">
            <text:p>The Danger Zone 2 SURVIVAL</text:p>
          </table:table-cell>
          <table:table-cell table:number-columns-repeated="2" office:value-type="string">
            <text:p>STAGE02.BIN</text:p>
          </table:table-cell>
          <table:table-cell office:value-type="string">
            <text:p>02 - The DangerZone 2 (Survival)</text:p>
          </table:table-cell>
          <table:table-cell table:style-name="ce6" office:value-type="string">
            <text:p>2 - THE DANGER ZONE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2.CHR</text:p>
          </table:table-cell>
          <table:table-cell table:number-columns-repeated="2"/>
        </table:table-row>
        <table:table-row table:style-name="ro1">
          <table:table-cell office:value-type="string">
            <text:p>#03</text:p>
          </table:table-cell>
          <table:table-cell office:value-type="string">
            <text:p>The White Storm BOTTOM</text:p>
          </table:table-cell>
          <table:table-cell table:number-columns-repeated="2" office:value-type="string">
            <text:p>STAGE03.BIN</text:p>
          </table:table-cell>
          <table:table-cell office:value-type="string">
            <text:p>03 - The Ice Cavern</text:p>
          </table:table-cell>
          <table:table-cell table:style-name="ce6" office:value-type="string">
            <text:p>3 - THE BLUE CAV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3.CHR</text:p>
          </table:table-cell>
          <table:table-cell table:number-columns-repeated="2"/>
        </table:table-row>
        <table:table-row table:style-name="ro1">
          <table:table-cell office:value-type="string">
            <text:p>#04</text:p>
          </table:table-cell>
          <table:table-cell office:value-type="string">
            <text:p>Helena's Burning Cutscene</text:p>
          </table:table-cell>
          <table:table-cell table:number-columns-repeated="2" office:value-type="string">
            <text:p>STAGE04.BIN</text:p>
          </table:table-cell>
          <table:table-cell office:value-type="string">
            <text:p>04 - Helena's Burning Cutscene</text:p>
          </table:table-cell>
          <table:table-cell table:style-name="ce6" office:value-type="string">
            <text:p>4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4.CHR</text:p>
          </table:table-cell>
          <table:table-cell table:number-columns-repeated="2"/>
        </table:table-row>
        <table:table-row table:style-name="ro1">
          <table:table-cell office:value-type="string">
            <text:p>#05</text:p>
          </table:table-cell>
          <table:table-cell office:value-type="string">
            <text:p>The Death Valley</text:p>
          </table:table-cell>
          <table:table-cell table:number-columns-repeated="2" office:value-type="string">
            <text:p>STAGE05.BIN</text:p>
          </table:table-cell>
          <table:table-cell office:value-type="string">
            <text:p>05 - The Death Vally</text:p>
          </table:table-cell>
          <table:table-cell table:style-name="ce7" office:value-type="string">
            <text:p>5 - THE DEATH VALLEY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5.CHR</text:p>
          </table:table-cell>
          <table:table-cell table:number-columns-repeated="2"/>
        </table:table-row>
        <table:table-row table:style-name="ro1">
          <table:table-cell office:value-type="string">
            <text:p>#06</text:p>
          </table:table-cell>
          <table:table-cell office:value-type="string">
            <text:p>TEST FLAT???</text:p>
          </table:table-cell>
          <table:table-cell table:number-columns-repeated="2" office:value-type="string">
            <text:p>STAGE06.BIN</text:p>
          </table:table-cell>
          <table:table-cell office:value-type="string">
            <text:p>06 - Test Stage</text:p>
          </table:table-cell>
          <table:table-cell table:style-name="ce7" office:value-type="string">
            <text:p>6 - THE EDITOR STAG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6.CHR</text:p>
          </table:table-cell>
          <table:table-cell table:number-columns-repeated="2"/>
        </table:table-row>
        <table:table-row table:style-name="ro1">
          <table:table-cell office:value-type="string">
            <text:p>#07</text:p>
          </table:table-cell>
          <table:table-cell office:value-type="string">
            <text:p>TEST SLOPE???</text:p>
          </table:table-cell>
          <table:table-cell office:value-type="string">
            <text:p>---</text:p>
          </table:table-cell>
          <table:table-cell office:value-type="string">
            <text:p>STAGE07.BIN</text:p>
          </table:table-cell>
          <table:table-cell office:value-type="string">
            <text:p>07 - Test Stage 2</text:p>
          </table:table-cell>
          <table:table-cell table:style-name="ce7" office:value-type="string">
            <text:p>7 - THE UNDULATION CHECKER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7.CHR</text:p>
          </table:table-cell>
          <table:table-cell table:number-columns-repeated="2"/>
        </table:table-row>
        <table:table-row table:style-name="ro1">
          <table:table-cell office:value-type="string">
            <text:p>#08</text:p>
          </table:table-cell>
          <table:table-cell office:value-type="string">
            <text:p>The Danger Zone 2 TAG+TRAINING</text:p>
          </table:table-cell>
          <table:table-cell office:value-type="string">
            <text:p>---</text:p>
          </table:table-cell>
          <table:table-cell office:value-type="string">
            <text:p>STAGE08.BIN</text:p>
          </table:table-cell>
          <table:table-cell office:value-type="string">
            <text:p>08 - The DangerZone 2 (Sparring+Tag Battle)</text:p>
          </table:table-cell>
          <table:table-cell table:style-name="ce7" office:value-type="string">
            <text:p>8 - THE DUMMY STAGE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8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AGE09_PLUG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09</text:p>
          </table:table-cell>
          <table:table-cell table:style-name="Default" office:value-type="string">
            <text:p>The Danger Zone SINGLES</text:p>
          </table:table-cell>
          <table:table-cell table:number-columns-repeated="2" office:value-type="string">
            <text:p>STAGE09.BIN</text:p>
          </table:table-cell>
          <table:table-cell office:value-type="string">
            <text:p>09 - The DangerZone</text:p>
          </table:table-cell>
          <table:table-cell table:style-name="ce7" office:value-type="string">
            <text:p>9 - THE DANGER ZON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9.CHR</text:p>
          </table:table-cell>
          <table:table-cell table:number-columns-repeated="2"/>
        </table:table-row>
        <table:table-row table:style-name="ro1">
          <table:table-cell office:value-type="string">
            <text:p>#0A</text:p>
          </table:table-cell>
          <table:table-cell office:value-type="string">
            <text:p>The Great Opera TOP</text:p>
          </table:table-cell>
          <table:table-cell table:number-columns-repeated="2" office:value-type="string">
            <text:p>STAGE10.BIN</text:p>
          </table:table-cell>
          <table:table-cell office:value-type="string">
            <text:p>0a - The Great Opera</text:p>
          </table:table-cell>
          <table:table-cell table:style-name="ce7" office:value-type="string">
            <text:p>10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0.CHR</text:p>
          </table:table-cell>
          <table:table-cell table:number-columns-repeated="2"/>
        </table:table-row>
        <table:table-row table:style-name="ro1">
          <table:table-cell office:value-type="string">
            <text:p>#0B</text:p>
          </table:table-cell>
          <table:table-cell office:value-type="string">
            <text:p>The Great Opera BOTTOM</text:p>
          </table:table-cell>
          <table:table-cell table:number-columns-repeated="2" office:value-type="string">
            <text:p>STAGE11.BIN</text:p>
          </table:table-cell>
          <table:table-cell office:value-type="string">
            <text:p>0b - The Great Opera (Lower Balcony)</text:p>
          </table:table-cell>
          <table:table-cell table:style-name="ce7" office:value-type="string">
            <text:p>11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1.CHR</text:p>
          </table:table-cell>
          <table:table-cell table:number-columns-repeated="2"/>
        </table:table-row>
        <table:table-row table:style-name="ro1">
          <table:table-cell office:value-type="string">
            <text:p>#0C</text:p>
          </table:table-cell>
          <table:table-cell office:value-type="string">
            <text:p>The Demon Church TOP</text:p>
          </table:table-cell>
          <table:table-cell table:number-columns-repeated="2" office:value-type="string">
            <text:p>STAGE12.BIN</text:p>
          </table:table-cell>
          <table:table-cell office:value-type="string">
            <text:p>0c - The Demon Church</text:p>
          </table:table-cell>
          <table:table-cell table:style-name="ce7" office:value-type="string">
            <text:p>12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2.CHR</text:p>
          </table:table-cell>
          <table:table-cell table:number-columns-repeated="2"/>
        </table:table-row>
        <table:table-row table:style-name="ro1">
          <table:table-cell office:value-type="string">
            <text:p>#0D</text:p>
          </table:table-cell>
          <table:table-cell office:value-type="string">
            <text:p>The Demon Church BOTTOM</text:p>
          </table:table-cell>
          <table:table-cell table:number-columns-repeated="2" office:value-type="string">
            <text:p>STAGE13.BIN</text:p>
          </table:table-cell>
          <table:table-cell office:value-type="string">
            <text:p>0d - The Demon Church (Lower Level)</text:p>
          </table:table-cell>
          <table:table-cell table:style-name="ce7" office:value-type="string">
            <text:p>13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3.CHR</text:p>
          </table:table-cell>
          <table:table-cell table:number-columns-repeated="2"/>
        </table:table-row>
        <table:table-row table:style-name="ro1">
          <table:table-cell office:value-type="string">
            <text:p>#0E</text:p>
          </table:table-cell>
          <table:table-cell office:value-type="string">
            <text:p>REALDEMO</text:p>
          </table:table-cell>
          <table:table-cell table:number-columns-repeated="2" office:value-type="string">
            <text:p>STAGE14.BIN</text:p>
          </table:table-cell>
          <table:table-cell office:value-type="string">
            <text:p>0e - Kasumi Cloning Cutscene</text:p>
          </table:table-cell>
          <table:table-cell table:style-name="ce7" office:value-type="string">
            <text:p>1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4.CHR</text:p>
          </table:table-cell>
          <table:table-cell table:number-columns-repeated="2"/>
        </table:table-row>
        <table:table-row table:style-name="ro1">
          <table:table-cell office:value-type="string">
            <text:p>#0F</text:p>
          </table:table-cell>
          <table:table-cell office:value-type="string">
            <text:p>The Aerial Garden TOP</text:p>
          </table:table-cell>
          <table:table-cell table:number-columns-repeated="2" office:value-type="string">
            <text:p>STAGE15.BIN</text:p>
          </table:table-cell>
          <table:table-cell office:value-type="string">
            <text:p>0f - The Aerial Garden (Daytime)</text:p>
          </table:table-cell>
          <table:table-cell table:style-name="ce7" office:value-type="string">
            <text:p>15 - THE AERIAL GARDE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5.CHR</text:p>
          </table:table-cell>
          <table:table-cell table:number-columns-repeated="2"/>
        </table:table-row>
        <table:table-row table:style-name="ro1">
          <table:table-cell office:value-type="string">
            <text:p>#10</text:p>
          </table:table-cell>
          <table:table-cell office:value-type="string">
            <text:p>The Aerial Garden BOTTOM</text:p>
          </table:table-cell>
          <table:table-cell table:number-columns-repeated="2" office:value-type="string">
            <text:p>STAGE16.BIN</text:p>
          </table:table-cell>
          <table:table-cell office:value-type="string">
            <text:p>10 - The Aerial Garden (Lower - Day)</text:p>
          </table:table-cell>
          <table:table-cell table:style-name="ce7" office:value-type="string">
            <text:p>16 - THE WATER FAL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6.CHR</text:p>
          </table:table-cell>
          <table:table-cell table:number-columns-repeated="2"/>
        </table:table-row>
        <table:table-row table:style-name="ro1">
          <table:table-cell office:value-type="string">
            <text:p>#11</text:p>
          </table:table-cell>
          <table:table-cell office:value-type="string">
            <text:p>Elevator CUTSCENE</text:p>
          </table:table-cell>
          <table:table-cell table:number-columns-repeated="2" office:value-type="string">
            <text:p>STAGE17.BIN</text:p>
          </table:table-cell>
          <table:table-cell office:value-type="string">
            <text:p>11 - Elevator Cutscene</text:p>
          </table:table-cell>
          <table:table-cell table:style-name="ce7" office:value-type="string">
            <text:p>17 - THE ELEVATOR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7.CH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STAGE18_IWA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12</text:p>
          </table:table-cell>
          <table:table-cell office:value-type="string">
            <text:p>The Miyama</text:p>
          </table:table-cell>
          <table:table-cell table:number-columns-repeated="2" office:value-type="string">
            <text:p>STAGE18.BIN</text:p>
          </table:table-cell>
          <table:table-cell office:value-type="string">
            <text:p>12 - The Miyama</text:p>
          </table:table-cell>
          <table:table-cell table:style-name="ce7" office:value-type="string">
            <text:p>18 - THE MIYAM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8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White Storm Cutscene??? Giant A???</text:p>
          </table:table-cell>
          <table:table-cell office:value-type="string">
            <text:p>---</text:p>
          </table:table-cell>
          <table:table-cell office:value-type="string">
            <text:p>STAGE19.BIN</text:p>
          </table:table-cell>
          <table:table-cell office:value-type="string">
            <text:p>13 - The Koku-An (PS2 ONLY)</text:p>
          </table:table-cell>
          <table:table-cell table:style-name="ce7" office:value-type="string">
            <text:p>19 - THE BLIZZARD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19.CHR</text:p>
          </table:table-cell>
          <table:table-cell table:number-columns-repeated="2"/>
        </table:table-row>
        <table:table-row table:style-name="ro1">
          <table:table-cell office:value-type="string">
            <text:p>#14</text:p>
          </table:table-cell>
          <table:table-cell office:value-type="string">
            <text:p>The Spiral</text:p>
          </table:table-cell>
          <table:table-cell table:number-columns-repeated="2" office:value-type="string">
            <text:p>STAGE20.BIN</text:p>
          </table:table-cell>
          <table:table-cell office:value-type="string">
            <text:p>14 - The Spiral</text:p>
          </table:table-cell>
          <table:table-cell table:style-name="ce7" office:value-type="string">
            <text:p>20 - THE SPIRA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0.CHR</text:p>
          </table:table-cell>
          <table:table-cell table:number-columns-repeated="2"/>
        </table:table-row>
        <table:table-row table:style-name="ro1">
          <table:table-cell office:value-type="string">
            <text:p>#15</text:p>
          </table:table-cell>
          <table:table-cell office:value-type="string">
            <text:p>The Dragon Hills TOP</text:p>
          </table:table-cell>
          <table:table-cell table:number-columns-repeated="2" office:value-type="string">
            <text:p>STAGE21.BIN</text:p>
          </table:table-cell>
          <table:table-cell office:value-type="string">
            <text:p>15 - The Dragon Hills</text:p>
          </table:table-cell>
          <table:table-cell table:style-name="ce7" office:value-type="string">
            <text:p>21 - THE DRAGON HILLS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1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Zack's Snowboard CUTSCENE???</text:p>
          </table:table-cell>
          <table:table-cell table:number-columns-repeated="2" office:value-type="string">
            <text:p>STAGE22.BIN</text:p>
          </table:table-cell>
          <table:table-cell office:value-type="string">
            <text:p>16 - Kasumi moon water cutscene (PS2 NTSCJ HARD*CORE)</text:p>
          </table:table-cell>
          <table:table-cell table:style-name="ce7" office:value-type="string">
            <text:p>22 - THE MIYAMA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2.CHR</text:p>
          </table:table-cell>
          <table:table-cell table:number-columns-repeated="2"/>
        </table:table-row>
        <table:table-row table:style-name="ro1">
          <table:table-cell office:value-type="string">
            <text:p>#17</text:p>
          </table:table-cell>
          <table:table-cell office:value-type="string">
            <text:p>Bass's Alley CUTSCENE</text:p>
          </table:table-cell>
          <table:table-cell table:number-columns-repeated="2" office:value-type="string">
            <text:p>STAGE23.BIN</text:p>
          </table:table-cell>
          <table:table-cell office:value-type="string">
            <text:p>17 - Bass's Ally Stage</text:p>
          </table:table-cell>
          <table:table-cell table:style-name="ce7" office:value-type="float" office:value="-23">
            <text:p>-23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3.CHR</text:p>
          </table:table-cell>
          <table:table-cell table:number-columns-repeated="2"/>
        </table:table-row>
        <table:table-row table:style-name="ro1">
          <table:table-cell office:value-type="string">
            <text:p>#18</text:p>
          </table:table-cell>
          <table:table-cell office:value-type="string">
            <text:p>The Biolab</text:p>
          </table:table-cell>
          <table:table-cell table:number-columns-repeated="2" office:value-type="string">
            <text:p>STAGE24.BIN</text:p>
          </table:table-cell>
          <table:table-cell office:value-type="string">
            <text:p>18 - The Bio-Lab</text:p>
          </table:table-cell>
          <table:table-cell table:style-name="ce7" office:value-type="string">
            <text:p>2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4.CHR</text:p>
          </table:table-cell>
          <table:table-cell table:number-columns-repeated="2"/>
        </table:table-row>
        <table:table-row table:style-name="ro1">
          <table:table-cell office:value-type="string">
            <text:p>#19</text:p>
          </table:table-cell>
          <table:table-cell office:value-type="string">
            <text:p>Leon Desert CUTSCENE</text:p>
          </table:table-cell>
          <table:table-cell office:value-type="string">
            <text:p>---</text:p>
          </table:table-cell>
          <table:table-cell office:value-type="string">
            <text:p>STAGE25.BIN</text:p>
          </table:table-cell>
          <table:table-cell office:value-type="string">
            <text:p>19 - Leon's Desert</text:p>
          </table:table-cell>
          <table:table-cell table:style-name="ce7" office:value-type="float" office:value="-25">
            <text:p>-2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5.CHR</text:p>
          </table:table-cell>
          <table:table-cell table:number-columns-repeated="2"/>
        </table:table-row>
        <table:table-row table:style-name="ro1">
          <table:table-cell office:value-type="string">
            <text:p>#1A</text:p>
          </table:table-cell>
          <table:table-cell table:style-name="ce5"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26.BIN</text:p>
          </table:table-cell>
          <table:table-cell office:value-type="string">
            <text:p>1a - The Aerial Garden (Lower - Night)</text:p>
          </table:table-cell>
          <table:table-cell table:style-name="ce7" office:value-type="string">
            <text:p>26 - THE WATER FALL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6.CHR</text:p>
          </table:table-cell>
          <table:table-cell table:number-columns-repeated="2"/>
        </table:table-row>
        <table:table-row table:style-name="ro1">
          <table:table-cell office:value-type="string">
            <text:p>#1B</text:p>
          </table:table-cell>
          <table:table-cell office:value-type="string">
            <text:p>The Miyama SNOW</text:p>
          </table:table-cell>
          <table:table-cell table:number-columns-repeated="2" office:value-type="string">
            <text:p>STAGE27.BIN</text:p>
          </table:table-cell>
          <table:table-cell office:value-type="string">
            <text:p>1b - The Miyama (Snowing)</text:p>
          </table:table-cell>
          <table:table-cell table:style-name="ce7" office:value-type="string">
            <text:p>27 - THE WHITE SNOW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7.CHR</text:p>
          </table:table-cell>
          <table:table-cell table:number-columns-repeated="2"/>
        </table:table-row>
        <table:table-row table:style-name="ro1">
          <table:table-cell office:value-type="string">
            <text:p>#1C</text:p>
          </table:table-cell>
          <table:table-cell office:value-type="string">
            <text:p>Young Tina CUTSCENE</text:p>
          </table:table-cell>
          <table:table-cell office:value-type="string">
            <text:p>---</text:p>
          </table:table-cell>
          <table:table-cell office:value-type="string">
            <text:p>STAGE28.BIN</text:p>
          </table:table-cell>
          <table:table-cell office:value-type="string">
            <text:p>1c - Young Tina Cutscene Stage</text:p>
          </table:table-cell>
          <table:table-cell table:style-name="ce7" office:value-type="float" office:value="-28">
            <text:p>-2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8.CHR</text:p>
          </table:table-cell>
          <table:table-cell table:number-columns-repeated="2"/>
        </table:table-row>
        <table:table-row table:style-name="ro1">
          <table:table-cell office:value-type="string">
            <text:p>#1D</text:p>
          </table:table-cell>
          <table:table-cell office:value-type="string">
            <text:p>Bass's Living Room CUTSCENE</text:p>
          </table:table-cell>
          <table:table-cell table:number-columns-repeated="2" office:value-type="string">
            <text:p>STAGE29.BIN</text:p>
          </table:table-cell>
          <table:table-cell office:value-type="string">
            <text:p>1d - Bass's Living room</text:p>
          </table:table-cell>
          <table:table-cell table:style-name="ce7" office:value-type="float" office:value="-29">
            <text:p>-29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0.BIN</text:p>
          </table:table-cell>
          <table:table-cell office:value-type="string">
            <text:p>1e - The Dragon Hills (Lower Level)</text:p>
          </table:table-cell>
          <table:table-cell table:style-name="ce7" office:value-type="string">
            <text:p>30 - Movie scene # 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0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1.BIN</text:p>
          </table:table-cell>
          <table:table-cell office:value-type="string">
            <text:p>1f - The Prairie (PS2 ONLY)</text:p>
          </table:table-cell>
          <table:table-cell table:style-name="ce7" office:value-type="string">
            <text:p>31 - Movie scene # 1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1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2.BIN</text:p>
          </table:table-cell>
          <table:table-cell office:value-type="string">
            <text:p>20 - Desert Truck Cutscene (PS2 ONLY)</text:p>
          </table:table-cell>
          <table:table-cell table:style-name="ce7" office:value-type="string">
            <text:p>32 - Movie scene # 2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2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3.BIN</text:p>
          </table:table-cell>
          <table:table-cell office:value-type="string">
            <text:p>21 - The Crimson lower (PS2 ONLY)</text:p>
          </table:table-cell>
          <table:table-cell table:style-name="ce7" office:value-type="string">
            <text:p>33 - Movie scene # 3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3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4.BIN</text:p>
          </table:table-cell>
          <table:table-cell office:value-type="string">
            <text:p>22 - The Aerial Gardens sunset (PS2 ONLY)</text:p>
          </table:table-cell>
          <table:table-cell table:style-name="ce7" office:value-type="string">
            <text:p>34 - Movie scene # 4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4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5.BIN</text:p>
          </table:table-cell>
          <table:table-cell office:value-type="string">
            <text:p>23 - lower garden (PS2 ONLY)</text:p>
          </table:table-cell>
          <table:table-cell table:style-name="ce7" office:value-type="string">
            <text:p>35 - Movie scene # 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5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6.BIN</text:p>
          </table:table-cell>
          <table:table-cell office:value-type="string">
            <text:p>24 - The D Octogon (PS2 Only)</text:p>
          </table:table-cell>
          <table:table-cell table:style-name="ce7" office:value-type="string">
            <text:p>36 - Movie scene # 6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6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7.BIN</text:p>
          </table:table-cell>
          <table:table-cell office:value-type="string">
            <text:p>25 - The Pancratium (PS2 ONLY)</text:p>
          </table:table-cell>
          <table:table-cell table:style-name="ce7" office:value-type="string">
            <text:p>37 - Movie scene # 7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7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8.BIN</text:p>
          </table:table-cell>
          <table:table-cell office:value-type="string">
            <text:p>26 - The Iron Hell (PS2 ONLY)</text:p>
          </table:table-cell>
          <table:table-cell table:style-name="ce7" office:value-type="string">
            <text:p>38 - Movie scene # 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8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9.BIN</text:p>
          </table:table-cell>
          <table:table-cell office:value-type="string">
            <text:p>27 - The Blanca (PS2 ONLY)</text:p>
          </table:table-cell>
          <table:table-cell table:style-name="ce7" office:value-type="string">
            <text:p>39 - Movie scene # 9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40.BIN</text:p>
          </table:table-cell>
          <table:table-cell office:value-type="string">
            <text:p>28 - L's Castle</text:p>
          </table:table-cell>
          <table:table-cell table:style-name="ce7" office:value-type="string">
            <text:p>40 - Movie scene #1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4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Y_VOICE.BIN</text:p>
          </table:table-cell>
          <table:table-cell office:value-type="string">
            <text:p>29 - The Buida Zeh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AK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ENGU.BIN</text:p>
          </table:table-cell>
          <table:table-cell office:value-type="string">
            <text:p>2a - The Buida Zehn (Lower Level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EST_SNG.BIN</text:p>
          </table:table-cell>
          <table:table-cell office:value-type="string">
            <text:p>2b - Bamboo Cutscen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ST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1.BIN</text:p>
          </table:table-cell>
          <table:table-cell office:value-type="string">
            <text:p>2c - The Iron Hell again? (PS2 ONLY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C12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2.BIN</text:p>
          </table:table-cell>
          <table:table-cell office:value-type="string">
            <text:p>2d - Ein Dojo cutscene (PS2 NTSCJ HARD*CORE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3.BIN</text:p>
          </table:table-cell>
          <table:table-cell office:value-type="string">
            <text:p>ANYTHING PAST THIS CRASHES!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MA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G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A_C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NG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A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B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F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G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H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I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K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L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M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U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KAB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TE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B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MOT</text:p>
          </table:table-cell>
          <table:table-cell table:number-columns-repeated="2"/>
        </table:table-row>
        <table:table-row table:style-name="ro1" table:number-rows-repeated="10479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oanews" table:style-name="ta1" table:print="false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/>
          <table:table-cell office:value-type="string">
            <text:p>2000/4/26新規 </text:p>
          </table:table-cell>
          <table:table-cell office:value-type="string">
            <text:p>DEAD OR ALIVE 2 大会情報！！</text:p>
          </table:table-cell>
          <table:table-cell office:value-type="string">
            <text:p>DEAD OR ALIVE 2 Tournament Information!</text:p>
          </table:table-cell>
        </table:table-row>
        <table:table-row table:style-name="ro2">
          <table:table-cell/>
          <table:table-cell office:value-type="string">
            <text:p>2000/4/25更新 </text:p>
          </table:table-cell>
          <table:table-cell office:value-type="string">
            <text:p>「デッドオアアライブ２ミレニアム」オフィシャル全国大会開催のお知らせ</text:p>
          </table:table-cell>
          <table:table-cell office:value-type="string">
            <text:p>Announcement of "Dead or Alive 2 Millennium" Official National Tournament</text:p>
          </table:table-cell>
        </table:table-row>
        <table:table-row table:style-name="ro2">
          <table:table-cell/>
          <table:table-cell office:value-type="string">
            <text:p>2000/4/7更新 </text:p>
          </table:table-cell>
          <table:table-cell office:value-type="string">
            <text:p>DEAD OR ALIVE 2 大会情報！！</text:p>
          </table:table-cell>
          <table:table-cell office:value-type="string">
            <text:p>DEAD OR ALIVE 2 Tournament Information!</text:p>
          </table:table-cell>
        </table:table-row>
        <table:table-row table:style-name="ro2">
          <table:table-cell/>
          <table:table-cell office:value-type="string">
            <text:p>2000/4/5更新 </text:p>
          </table:table-cell>
          <table:table-cell office:value-type="string">
            <text:p>「デッドオアアライブ２ミレニアム」オフィシャル全国大会開催のお知らせ</text:p>
          </table:table-cell>
          <table:table-cell office:value-type="string">
            <text:p>Announcement of "Dead or Alive 2 Millennium" Official National Tournament</text:p>
          </table:table-cell>
        </table:table-row>
        <table:table-row table:style-name="ro2">
          <table:table-cell/>
          <table:table-cell office:value-type="string">
            <text:p>2000/4/5更新 </text:p>
          </table:table-cell>
          <table:table-cell office:value-type="string">
            <text:p>DEAD OR ALIVE 2　応援店紹介</text:p>
          </table:table-cell>
          <table:table-cell office:value-type="string">
            <text:p>DEAD OR ALIVE 2 Supporting Store Introduction</text:p>
          </table:table-cell>
        </table:table-row>
        <table:table-row table:style-name="ro2">
          <table:table-cell/>
          <table:table-cell office:value-type="string">
            <text:p>2000/2/26更新 </text:p>
          </table:table-cell>
          <table:table-cell office:value-type="string">
            <text:p>DEAD OR ALIVE 2 情報　掲載雑誌の紹介</text:p>
          </table:table-cell>
          <table:table-cell office:value-type="string">
            <text:p>DEAD OR ALIVE 2 Information Introduction of the published magazines</text:p>
          </table:table-cell>
        </table:table-row>
        <table:table-row table:style-name="ro2">
          <table:table-cell/>
          <table:table-cell office:value-type="string">
            <text:p>2000/2/20新規 </text:p>
          </table:table-cell>
          <table:table-cell office:value-type="string">
            <text:p>緊急速報！！プレイステーション２対応「DEAD OR ALIVE 2」の発売を決定！</text:p>
          </table:table-cell>
          <table:table-cell office:value-type="string">
            <text:p>Urgent news! DEAD OR ALIVE 2 for PlayStation 2 will be released!</text:p>
          </table:table-cell>
        </table:table-row>
        <table:table-row table:style-name="ro2">
          <table:table-cell/>
          <table:table-cell office:value-type="string">
            <text:p>2000/1/28新規 </text:p>
          </table:table-cell>
          <table:table-cell office:value-type="string">
            <text:p>ついに公開！サバイバルモード！</text:p>
          </table:table-cell>
          <table:table-cell office:value-type="string">
            <text:p>Finally released! Survival Mode!</text:p>
          </table:table-cell>
        </table:table-row>
        <table:table-row table:style-name="ro2">
          <table:table-cell/>
          <table:table-cell office:value-type="string">
            <text:p>2000/1/18更新 </text:p>
          </table:table-cell>
          <table:table-cell office:value-type="string">
            <text:p>DEAD OR ALIVE 2 全技表 Millennium対応</text:p>
          </table:table-cell>
          <table:table-cell office:value-type="string">
            <text:p>DEAD OR ALIVE 2 All Techniques List for Millennium</text:p>
          </table:table-cell>
        </table:table-row>
        <table:table-row table:style-name="ro2">
          <table:table-cell/>
          <table:table-cell office:value-type="string">
            <text:p>2000/1/12新規 </text:p>
          </table:table-cell>
          <table:table-cell office:value-type="string">
            <text:p>DEAD OR ALIVE 2 Millennium発売日のお知らせ</text:p>
          </table:table-cell>
          <table:table-cell office:value-type="string">
            <text:p>DEAD OR ALIVE 2 Millennium Release Date Announcement</text:p>
          </table:table-cell>
        </table:table-row>
        <table:table-row table:style-name="ro2">
          <table:table-cell/>
          <table:table-cell office:value-type="string">
            <text:p>2000/1/12更新 </text:p>
          </table:table-cell>
          <table:table-cell office:value-type="string">
            <text:p>DOA2 オリジナルサウンドトラック発売のお知らせ</text:p>
          </table:table-cell>
          <table:table-cell office:value-type="string">
            <text:p>Announcement of the release of DOA2 Original Soundtrack</text:p>
          </table:table-cell>
        </table:table-row>
        <table:table-row table:style-name="ro2">
          <table:table-cell/>
          <table:table-cell office:value-type="string">
            <text:p>2000/1/7新規 </text:p>
          </table:table-cell>
          <table:table-cell office:value-type="string">
            <text:p>DEAD OR ALIVE 2 Millennium 公開ロケテストのお知らせ</text:p>
          </table:table-cell>
          <table:table-cell office:value-type="string">
            <text:p>DEAD OR ALIVE 2 Millennium Open Location Test</text:p>
          </table:table-cell>
        </table:table-row>
        <table:table-row table:style-name="ro2">
          <table:table-cell/>
          <table:table-cell office:value-type="string">
            <text:p>1999/12/2新規 </text:p>
          </table:table-cell>
          <table:table-cell office:value-type="string">
            <text:p>ついに公開！タッグバトルモード！</text:p>
          </table:table-cell>
          <table:table-cell office:value-type="string">
            <text:p>Finally released! Tag Team Battle Mode!</text:p>
          </table:table-cell>
        </table:table-row>
        <table:table-row table:style-name="ro2">
          <table:table-cell/>
          <table:table-cell office:value-type="string">
            <text:p>1999/11/25新規 </text:p>
          </table:table-cell>
          <table:table-cell office:value-type="string">
            <text:p>タッグバトルモード公開日のお知らせ</text:p>
          </table:table-cell>
          <table:table-cell office:value-type="string">
            <text:p>Tag Team Battle Mode Release Date Announcement</text:p>
          </table:table-cell>
        </table:table-row>
        <table:table-row table:style-name="ro2">
          <table:table-cell/>
          <table:table-cell office:value-type="string">
            <text:p>1999/10/19新規 </text:p>
          </table:table-cell>
          <table:table-cell office:value-type="string">
            <text:p>DEAD OR ALIVE 2 公開ロケテストのお知らせ</text:p>
          </table:table-cell>
          <table:table-cell office:value-type="string">
            <text:p>DEAD OR ALIVE 2 Open Location Test</text:p>
          </table:table-cell>
        </table:table-row>
        <table:table-row table:style-name="ro2">
          <table:table-cell/>
          <table:table-cell office:value-type="string">
            <text:p>1999/8/25新規 </text:p>
          </table:table-cell>
          <table:table-cell office:value-type="string">
            <text:p>DEAD OR ALIVE 2　池袋で公開ロケテストのお知らせ</text:p>
          </table:table-cell>
          <table:table-cell office:value-type="string">
            <text:p>DEAD OR ALIVE 2 Open Location Test in Ikebukuro</text:p>
          </table:table-cell>
        </table:table-row>
        <table:table-row table:style-name="ro2">
          <table:table-cell/>
          <table:table-cell office:value-type="string">
            <text:p>1999/4/19新規 </text:p>
          </table:table-cell>
          <table:table-cell office:value-type="string">
            <text:p>メールアドレス変更のお知らせ</text:p>
          </table:table-cell>
          <table:table-cell office:value-type="string">
            <text:p>Notice of Email Address Change</text:p>
          </table:table-cell>
        </table:table-row>
        <table:table-row table:style-name="ro2">
          <table:table-cell/>
          <table:table-cell office:value-type="string">
            <text:p>1999/3/17新規 </text:p>
          </table:table-cell>
          <table:table-cell office:value-type="string">
            <text:p>DEAD OR ALIVE 2　東京ゲームショウ出展！</text:p>
          </table:table-cell>
          <table:table-cell office:value-type="string">
            <text:p>DEAD OR ALIVE 2 Exhibit at Tokyo Game Show!</text:p>
          </table:table-cell>
        </table:table-row>
        <table:table-row table:style-name="ro2">
          <table:table-cell/>
          <table:table-cell office:value-type="string">
            <text:p>1999/2/05新規 </text:p>
          </table:table-cell>
          <table:table-cell office:value-type="string">
            <text:p>DEAD OR ALIVE 2　AOUエキスポ出展決定！</text:p>
          </table:table-cell>
          <table:table-cell office:value-type="string">
            <text:p>DEAD OR ALIVE 2 will be exhibited at AOU Expo!</text:p>
          </table:table-cell>
        </table:table-row>
        <table:table-row table:style-name="ro2">
          <table:table-cell/>
          <table:table-cell office:value-type="string">
            <text:p>1998/9/18新規 </text:p>
          </table:table-cell>
          <table:table-cell office:value-type="string">
            <text:p>DEAD OR ALIVE 2　本格始動！</text:p>
          </table:table-cell>
          <table:table-cell office:value-type="string">
            <text:p>DEAD OR ALIVE 2 is now in full swing!</text:p>
          </table:table-cell>
        </table:table-row>
        <table:table-row table:style-name="ro2">
          <table:table-cell/>
          <table:table-cell office:value-type="string">
            <text:p>1998/9/14新規 </text:p>
          </table:table-cell>
          <table:table-cell office:value-type="string">
            <text:p>DOA ++ 完成！ＡＭショー出展決定！</text:p>
          </table:table-cell>
          <table:table-cell office:value-type="string">
            <text:p>DOA ++ completed! Exhibited at AM Show!</text:p>
          </table:table-cell>
        </table:table-row>
        <table:table-row table:style-name="ro2">
          <table:table-cell/>
          <table:table-cell office:value-type="string">
            <text:p>1998/9/04新規 </text:p>
          </table:table-cell>
          <table:table-cell office:value-type="string">
            <text:p>DOA ++ キャラクター人気ランキング！</text:p>
          </table:table-cell>
          <table:table-cell office:value-type="string">
            <text:p>DOA ++ Character Popularity Ranking!</text:p>
          </table:table-cell>
        </table:table-row>
        <table:table-row table:style-name="ro2">
          <table:table-cell/>
          <table:table-cell office:value-type="string">
            <text:p>1998/7/31新規 </text:p>
          </table:table-cell>
          <table:table-cell office:value-type="string">
            <text:p>タイムトライアル結果発表！</text:p>
          </table:table-cell>
          <table:table-cell office:value-type="string">
            <text:p>Time trial results announced!</text:p>
          </table:table-cell>
        </table:table-row>
        <table:table-row table:style-name="ro2">
          <table:table-cell/>
          <table:table-cell office:value-type="string">
            <text:p>1998/5/21更新 </text:p>
          </table:table-cell>
          <table:table-cell office:value-type="string">
            <text:p>ＰＳ版ＤＯＡサウンドトラック発売中！</text:p>
          </table:table-cell>
          <table:table-cell office:value-type="string">
            <text:p>DOA Soundtrack for PS is now on sale!</text:p>
          </table:table-cell>
        </table:table-row>
        <table:table-row table:style-name="ro2">
          <table:table-cell/>
          <table:table-cell office:value-type="string">
            <text:p>1998/5/18新規 </text:p>
          </table:table-cell>
          <table:table-cell office:value-type="string">
            <text:p>ＤＯＡ・ＢＢＳ（掲示板）開設！</text:p>
          </table:table-cell>
          <table:table-cell office:value-type="string">
            <text:p>DOA BBS (bulletin board) opened!</text:p>
          </table:table-cell>
        </table:table-row>
        <table:table-row table:style-name="ro2">
          <table:table-cell/>
          <table:table-cell office:value-type="string">
            <text:p>1998/5/18新規 </text:p>
          </table:table-cell>
          <table:table-cell office:value-type="string">
            <text:p>DEAD OR ALIVE ++　ついに登場か！？</text:p>
          </table:table-cell>
          <table:table-cell office:value-type="string">
            <text:p>DEAD OR ALIVE ++ Finally!</text:p>
          </table:table-cell>
        </table:table-row>
        <table:table-row table:style-name="ro2">
          <table:table-cell/>
          <table:table-cell office:value-type="string">
            <text:p>1998/5/01更新 </text:p>
          </table:table-cell>
          <table:table-cell office:value-type="string">
            <text:p>タイムトライアル・キャンペーン（締め切りました）</text:p>
          </table:table-cell>
          <table:table-cell office:value-type="string">
            <text:p>Time Trial Campaign (Closed)</text:p>
          </table:table-cell>
        </table:table-row>
        <table:table-row table:style-name="ro2">
          <table:table-cell/>
          <table:table-cell office:value-type="string">
            <text:p>1998/4/08新規 </text:p>
          </table:table-cell>
          <table:table-cell office:value-type="string">
            <text:p>ＰＳ版ＤＯＡ完全攻略本発売！</text:p>
          </table:table-cell>
          <table:table-cell office:value-type="string">
            <text:p>DOA for PS complete strategy book is now on sale!</text:p>
          </table:table-cell>
        </table:table-row>
      </table:table>
      <table:table table:name="misc" table:style-name="ta1" table:print="false">
        <table:table-column table:style-name="co4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office:value-type="string">
            <text:p>widescreen stuff maybe?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ex value</text:p>
          </table:table-cell>
          <table:table-cell/>
          <table:table-cell office:value-type="string">
            <text:p>float</text:p>
          </table:table-cell>
        </table:table-row>
        <table:table-row table:style-name="ro1">
          <table:table-cell table:style-name="ce2" office:value-type="string">
            <text:p>2C2D18A8</text:p>
          </table:table-cell>
          <table:table-cell table:style-name="ce5" office:value-type="string">
            <text:p>0000A043</text:p>
          </table:table-cell>
          <table:table-cell table:style-name="ce2" office:value-type="string">
            <text:p>00 00 A0 43 </text:p>
          </table:table-cell>
          <table:table-cell table:style-name="ce2" office:value-type="float" office:value="320">
            <text:p>320</text:p>
          </table:table-cell>
        </table:table-row>
        <table:table-row table:style-name="ro1">
          <table:table-cell office:value-type="string">
            <text:p>2C2D18AC</text:p>
          </table:table-cell>
          <table:table-cell office:value-type="float" office:value="0">
            <text:p>0</text:p>
          </table:table-cell>
          <table:table-cell office:value-type="string">
            <text:p>00 00 00 00</text:p>
          </table:table-cell>
          <table:table-cell/>
        </table:table-row>
        <table:table-row table:style-name="ro1">
          <table:table-cell office:value-type="string">
            <text:p>2C2D18B0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B4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B8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BC</text:p>
          </table:table-cell>
          <table:table-cell office:value-type="string">
            <text:p>000070C3</text:p>
          </table:table-cell>
          <table:table-cell office:value-type="string">
            <text:p>00 00 70 C3 </text:p>
          </table:table-cell>
          <table:table-cell office:value-type="float" office:value="-240">
            <text:p>-240</text:p>
          </table:table-cell>
        </table:table-row>
        <table:table-row table:style-name="ro1">
          <table:table-cell office:value-type="string">
            <text:p>2C2D18C0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C4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C8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CC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D0</text:p>
          </table:table-cell>
          <table:table-cell office:value-type="string">
            <text:p>000000BF</text:p>
          </table:table-cell>
          <table:table-cell office:value-type="string">
            <text:p>00 00 00 BF 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string">
            <text:p>2C2D18D4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D8</text:p>
          </table:table-cell>
          <table:table-cell office:value-type="string">
            <text:p>0000A043</text:p>
          </table:table-cell>
          <table:table-cell office:value-type="string">
            <text:p>00 00 A0 43 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C2D18DC</text:p>
          </table:table-cell>
          <table:table-cell office:value-type="float" office:value="7043">
            <text:p>7043</text:p>
          </table:table-cell>
          <table:table-cell office:value-type="string">
            <text:p>00 00 70 43 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C2D18E0</text:p>
          </table:table-cell>
          <table:table-cell office:value-type="string">
            <text:p>0000003F</text:p>
          </table:table-cell>
          <table:table-cell office:value-type="string">
            <text:p>00 00 00 3F 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2C2D18E4</text:p>
          </table:table-cell>
          <table:table-cell office:value-type="string">
            <text:p>0000803F</text:p>
          </table:table-cell>
          <table:table-cell office:value-type="string">
            <text:p>00 00 80 3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C2D18E8</text:p>
          </table:table-cell>
          <table:table-cell office:value-type="string">
            <text:p>0D 75 6B 3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6 F4 C8 3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D 75 6B B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6 F4 C8 3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coreboards" table:style-name="ta1" table:print="false">
        <table:table-column table:style-name="co4" table:number-columns-repeated="2" table:default-cell-style-name="ce4"/>
        <table:table-column table:style-name="co4" table:default-cell-style-name="ce8"/>
        <table:table-column table:style-name="co4" table:default-cell-style-name="ce4"/>
        <table:table-column table:style-name="co4" table:default-cell-style-name="ce8"/>
        <table:table-column table:style-name="co4" table:default-cell-style-name="Default"/>
        <table:table-row table:style-name="ro1">
          <table:table-cell/>
          <table:table-cell office:value-type="string">
            <text:p>score</text:p>
          </table:table-cell>
          <table:table-cell/>
          <table:table-cell office:value-type="string">
            <text:p>win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12759">
            <text:p>3012759</text:p>
          </table:table-cell>
          <table:table-cell table:formula="of:=DEC2HEX([.B2])" office:value-type="string" office:string-value="2DF897">
            <text:p>2DF897</text:p>
          </table:table-cell>
          <table:table-cell office:value-type="float" office:value="30">
            <text:p>30</text:p>
          </table:table-cell>
          <table:table-cell table:formula="of:=DEC2HEX([.D2])" office:value-type="string" office:string-value="1E">
            <text:p>1E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3223">
            <text:p>2503223</text:p>
          </table:table-cell>
          <table:table-cell table:formula="of:=DEC2HEX([.B3])" office:value-type="string" office:string-value="263237">
            <text:p>263237</text:p>
          </table:table-cell>
          <table:table-cell office:value-type="float" office:value="28">
            <text:p>28</text:p>
          </table:table-cell>
          <table:table-cell table:formula="of:=DEC2HEX([.D3])" office:value-type="string" office:string-value="1C">
            <text:p>1C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0073">
            <text:p>2250073</text:p>
          </table:table-cell>
          <table:table-cell table:formula="of:=DEC2HEX([.B4])" office:value-type="string" office:string-value="225559">
            <text:p>225559</text:p>
          </table:table-cell>
          <table:table-cell office:value-type="float" office:value="23">
            <text:p>23</text:p>
          </table:table-cell>
          <table:table-cell table:formula="of:=DEC2HEX([.D4])" office:value-type="string" office:string-value="17">
            <text:p>17</text:p>
          </table:table-cell>
          <table:table-cell office:value-type="string">
            <text:p>Leo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5308">
            <text:p>2135308</text:p>
          </table:table-cell>
          <table:table-cell table:formula="of:=DEC2HEX([.B5])" office:value-type="string" office:string-value="20950C">
            <text:p>20950C</text:p>
          </table:table-cell>
          <table:table-cell office:value-type="float" office:value="25">
            <text:p>25</text:p>
          </table:table-cell>
          <table:table-cell table:formula="of:=DEC2HEX([.D5])" office:value-type="string" office:string-value="19">
            <text:p>19</text:p>
          </table:table-cell>
          <table:table-cell office:value-type="string">
            <text:p>Hele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4019">
            <text:p>2104019</text:p>
          </table:table-cell>
          <table:table-cell table:formula="of:=DEC2HEX([.B6])" office:value-type="string" office:string-value="201AD3">
            <text:p>201AD3</text:p>
          </table:table-cell>
          <table:table-cell office:value-type="float" office:value="20">
            <text:p>20</text:p>
          </table:table-cell>
          <table:table-cell table:formula="of:=DEC2HEX([.D6])" office:value-type="string" office:string-value="14">
            <text:p>14</text:p>
          </table:table-cell>
          <table:table-cell office:value-type="string">
            <text:p>Genfu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DOA2127FILELIST.E2:DOA2127FILELIST.E10485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7">05/17/2023</text:date>, <text:time>22:2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0T00:53:16.07</meta:creation-date>
    <dc:date>2023-05-17T22:28:43.53</dc:date>
    <meta:editing-duration>P4DT20H58M9S</meta:editing-duration>
    <meta:editing-cycles>45</meta:editing-cycles>
    <meta:generator>OpenOffice/4.1.6$Win32 OpenOffice.org_project/416m1$Build-9790</meta:generator>
    <meta:document-statistic meta:table-count="6" meta:cell-count="3171" meta:object-count="0"/>
  </office:meta>
</office:document-meta>
</file>